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Lucida Console', 'DejaVu Sans Mono', Monaco, 'Courier New', monospace"/>
    <style:font-face style:name="Consolas1" svg:font-family="Consolas, Monaco, 'Andale Mono', 'Ubuntu Mono', monospace"/>
    <style:font-face style:name="Elena" svg:font-family="Elena"/>
    <style:font-face style:name="Linux Libertine" svg:font-family="'Linux Libertine', Georgia, Times, serif"/>
    <style:font-face style:name="Lohit Devanagari1" svg:font-family="'Lohit Devanagari'"/>
    <style:font-face style:name="Source Sans Pro" svg:font-family="'Source Sans Pro', Arial, sans-serif"/>
    <style:font-face style:name="Work Sans" svg:font-family="'Work Sans', sans-serif"/>
    <style:font-face style:name="apple-system" svg:font-family="apple-system, BlinkMacSystemFont, 'Segoe UI', Roboto, Oxygen-Sans, Ubuntu, Cantarell, 'Helvetica Neue', sans-serif"/>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fo:background-color="#f8f9fa">
        <style:background-image/>
      </style:table-properties>
    </style:style>
    <style:style style:name="Table1.A" style:family="table-column">
      <style:table-column-properties style:column-width="2.477cm"/>
    </style:style>
    <style:style style:name="Table1.B" style:family="table-column">
      <style:table-column-properties style:column-width="7.232cm"/>
    </style:style>
    <style:style style:name="Table1.C" style:family="table-column">
      <style:table-column-properties style:column-width="7.292cm"/>
    </style:style>
    <style:style style:name="Table1.A1" style:family="table-cell">
      <style:table-cell-properties style:vertical-align="middle" fo:background-color="#eaecf0" fo:padding="0.049cm" fo:border="0.05pt solid #a2a9b1">
        <style:background-image/>
      </style:table-cell-properties>
    </style:style>
    <style:style style:name="Table1.B2" style:family="table-cell">
      <style:table-cell-properties style:vertical-align="middle" fo:padding="0.049cm" fo:border="0.05pt solid #a2a9b1"/>
    </style:style>
    <style:style style:name="Table1.C2" style:family="table-cell">
      <style:table-cell-properties style:vertical-align="middle" fo:padding="0.049cm" fo:border="0.05pt solid #a2a9b1"/>
    </style:style>
    <style:style style:name="Table1.B3" style:family="table-cell">
      <style:table-cell-properties style:vertical-align="middle" fo:padding="0.049cm" fo:border="0.05pt solid #a2a9b1"/>
    </style:style>
    <style:style style:name="Table1.C3" style:family="table-cell">
      <style:table-cell-properties style:vertical-align="middle" fo:padding="0.049cm" fo:border="0.05pt solid #a2a9b1"/>
    </style:style>
    <style:style style:name="Table1.B4" style:family="table-cell">
      <style:table-cell-properties style:vertical-align="middle" fo:padding="0.049cm" fo:border="0.05pt solid #a2a9b1"/>
    </style:style>
    <style:style style:name="Table1.C4" style:family="table-cell">
      <style:table-cell-properties style:vertical-align="middle" fo:padding="0.049cm" fo:border="0.05pt solid #a2a9b1"/>
    </style:style>
    <style:style style:name="Table1.B5" style:family="table-cell">
      <style:table-cell-properties style:vertical-align="middle" fo:padding="0.049cm" fo:border="0.05pt solid #a2a9b1"/>
    </style:style>
    <style:style style:name="Table1.C5" style:family="table-cell">
      <style:table-cell-properties style:vertical-align="middle" fo:padding="0.049cm" fo:border="0.05pt solid #a2a9b1"/>
    </style:style>
    <style:style style:name="Table1.B6" style:family="table-cell">
      <style:table-cell-properties style:vertical-align="middle" fo:padding="0.049cm" fo:border="0.05pt solid #a2a9b1"/>
    </style:style>
    <style:style style:name="Table1.C6" style:family="table-cell">
      <style:table-cell-properties style:vertical-align="middle" fo:padding="0.049cm" fo:border="0.05pt solid #a2a9b1"/>
    </style:style>
    <style:style style:name="P1" style:family="paragraph" style:parent-style-name="Standard">
      <style:text-properties officeooo:rsid="001e26f3" officeooo:paragraph-rsid="001e26f3"/>
    </style:style>
    <style:style style:name="P2" style:family="paragraph" style:parent-style-name="Standard">
      <style:text-properties fo:font-variant="normal" fo:text-transform="none" fo:color="#222222" style:font-name="sans-serif" fo:font-size="10.5pt" fo:letter-spacing="normal" fo:font-style="normal" fo:font-weight="normal" officeooo:rsid="001e26f3" officeooo:paragraph-rsid="001e26f3"/>
    </style:style>
    <style:style style:name="P3" style:family="paragraph" style:parent-style-name="Standard">
      <style:text-properties fo:font-variant="normal" fo:text-transform="none" fo:color="#222222" style:font-name="sans-serif" fo:font-size="10.5pt" fo:letter-spacing="normal" fo:font-style="normal" fo:font-weight="normal" officeooo:rsid="000c3e37" officeooo:paragraph-rsid="00302963" style:font-size-asian="12pt" style:font-size-complex="12pt"/>
    </style:style>
    <style:style style:name="P4" style:family="paragraph" style:parent-style-name="Standard">
      <style:text-properties fo:font-variant="normal" fo:text-transform="none" fo:color="#222222" style:font-name="sans-serif" fo:font-size="10.5pt" fo:letter-spacing="normal" fo:font-style="normal" fo:font-weight="bold" officeooo:rsid="001e26f3" officeooo:paragraph-rsid="001e26f3" style:font-weight-asian="bold" style:font-weight-complex="bold"/>
    </style:style>
    <style:style style:name="P5" style:family="paragraph" style:parent-style-name="Standard">
      <style:text-properties fo:font-variant="normal" fo:text-transform="none" fo:color="#222222" style:font-name="sans-serif" fo:font-size="12pt" fo:letter-spacing="normal" fo:font-style="normal" fo:font-weight="normal" officeooo:rsid="001e26f3" officeooo:paragraph-rsid="001e26f3" style:font-size-asian="12pt" style:font-size-complex="12pt"/>
    </style:style>
    <style:style style:name="P6" style:family="paragraph" style:parent-style-name="Standard">
      <style:text-properties fo:font-variant="normal" fo:text-transform="none" fo:color="#222222" style:font-name="sans-serif" fo:font-size="12pt" fo:letter-spacing="normal" fo:font-style="normal" fo:font-weight="normal" officeooo:rsid="00302963" officeooo:paragraph-rsid="00302963" style:font-size-asian="12pt" style:font-size-complex="12pt"/>
    </style:style>
    <style:style style:name="P7" style:family="paragraph" style:parent-style-name="Standard">
      <style:text-properties fo:font-variant="normal" fo:text-transform="none" fo:color="#000000" style:font-name="Elena" fo:font-size="14.25pt" fo:letter-spacing="normal" fo:font-style="normal" fo:font-weight="normal" officeooo:rsid="001e26f3" officeooo:paragraph-rsid="001e26f3"/>
    </style:style>
    <style:style style:name="P8" style:family="paragraph" style:parent-style-name="Standard">
      <style:text-properties fo:font-variant="normal" fo:text-transform="none" fo:color="#000000" style:font-name="Elena" fo:font-size="14.25pt" fo:letter-spacing="normal" fo:font-style="normal" fo:font-weight="normal" officeooo:rsid="001e26f3" officeooo:paragraph-rsid="00236c66"/>
    </style:style>
    <style:style style:name="P9" style:family="paragraph" style:parent-style-name="Standard">
      <style:text-properties fo:font-variant="normal" fo:text-transform="none" fo:color="#333333" style:font-name="Elena" fo:font-size="16.5pt" fo:letter-spacing="normal" fo:font-style="normal" fo:font-weight="normal" officeooo:rsid="001e26f3" officeooo:paragraph-rsid="001e26f3"/>
    </style:style>
    <style:style style:name="P10" style:family="paragraph" style:parent-style-name="Standard">
      <style:text-properties fo:font-size="12pt" officeooo:rsid="001e26f3" officeooo:paragraph-rsid="001e26f3" style:font-size-asian="12pt" style:font-size-complex="12pt"/>
    </style:style>
    <style:style style:name="P11" style:family="paragraph" style:parent-style-name="Text_20_body">
      <style:text-properties officeooo:rsid="001e26f3" officeooo:paragraph-rsid="001e26f3"/>
    </style:style>
    <style:style style:name="P12" style:family="paragraph" style:parent-style-name="Text_20_body">
      <style:text-properties fo:font-variant="normal" fo:text-transform="none" fo:color="#222222" style:font-name="sans-serif" fo:font-size="10.5pt" fo:letter-spacing="normal" fo:font-style="normal" fo:font-weight="normal" officeooo:rsid="001e26f3" officeooo:paragraph-rsid="001e26f3"/>
    </style:style>
    <style:style style:name="P13" style:family="paragraph" style:parent-style-name="Text_20_body">
      <style:text-properties fo:font-variant="normal" fo:text-transform="none" fo:color="#222222" style:font-name="sans-serif" fo:font-size="12pt" fo:letter-spacing="normal" fo:font-style="normal" fo:font-weight="normal" officeooo:rsid="001e26f3" officeooo:paragraph-rsid="001e26f3" style:font-size-asian="12pt" style:font-size-complex="12pt"/>
    </style:style>
    <style:style style:name="P14" style:family="paragraph" style:parent-style-name="Text_20_body">
      <style:text-properties fo:font-variant="normal" fo:text-transform="none" fo:color="#000000" style:font-name="Elena" fo:font-size="14.25pt" fo:letter-spacing="normal" fo:font-style="normal" fo:font-weight="normal" officeooo:rsid="001e26f3" officeooo:paragraph-rsid="001e26f3"/>
    </style:style>
    <style:style style:name="P15" style:family="paragraph" style:parent-style-name="Text_20_body">
      <style:text-properties fo:font-variant="normal" fo:text-transform="none" fo:color="#000000" style:font-name="Elena" fo:font-size="14.25pt" fo:letter-spacing="normal" fo:font-style="normal" fo:font-weight="normal" officeooo:rsid="001e26f3" officeooo:paragraph-rsid="00236c66"/>
    </style:style>
    <style:style style:name="P16" style:family="paragraph" style:parent-style-name="Text_20_body">
      <style:text-properties officeooo:paragraph-rsid="003463aa"/>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Elena" fo:font-size="16.5pt" fo:letter-spacing="normal" fo:font-style="normal" fo:font-weight="normal"/>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Source Sans Pro" fo:font-size="13.5pt" fo:letter-spacing="normal" fo:font-style="normal" fo:font-weight="normal"/>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eeeeee"/>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2pt" fo:letter-spacing="normal" fo:font-style="italic" fo:font-weight="normal" style:font-size-asian="12pt" style:font-size-complex="12pt"/>
    </style:style>
    <style:style style:name="P2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2pt" fo:letter-spacing="normal" fo:font-style="normal" fo:font-weight="normal" style:font-size-asian="12pt" style:font-size-complex="12pt"/>
    </style:style>
    <style:style style:name="P25" style:family="paragraph" style:parent-style-name="Text_20_body">
      <style:paragraph-properties fo:margin-left="0cm" fo:margin-right="0cm" fo:text-align="start" style:justify-single-word="false" fo:orphans="2" fo:widows="2" fo:text-indent="0cm" style:auto-text-indent="false"/>
      <style:text-properties officeooo:paragraph-rsid="003c6c75"/>
    </style:style>
    <style:style style:name="P26" style:family="paragraph" style:parent-style-name="Heading_20_2">
      <style:paragraph-properties fo:margin-left="0cm" fo:margin-right="0cm" fo:orphans="2" fo:widows="2" fo:text-indent="0cm" style:auto-text-indent="false"/>
      <style:text-properties fo:font-variant="normal" fo:text-transform="none" fo:color="#000000" style:font-name="Linux Libertine" fo:font-size="12pt" fo:letter-spacing="normal" fo:font-style="italic" fo:font-weight="normal" style:font-size-asian="12pt" style:font-size-complex="12pt"/>
    </style:style>
    <style:style style:name="P27" style:family="paragraph" style:parent-style-name="Heading_20_2">
      <style:paragraph-properties fo:margin-left="0cm" fo:margin-right="0cm" fo:orphans="2" fo:widows="2" fo:text-indent="0cm" style:auto-text-indent="false"/>
      <style:text-properties fo:font-variant="normal" fo:text-transform="none" fo:color="#000000" style:font-name="Linux Libertine" fo:font-size="12pt" fo:letter-spacing="normal" fo:font-style="italic" fo:font-weight="bold" style:font-size-asian="12pt" style:font-weight-asian="bold" style:font-size-complex="12pt" style:font-weight-complex="bold"/>
    </style:style>
    <style:style style:name="P28" style:family="paragraph" style:parent-style-name="Standard">
      <style:paragraph-properties fo:margin-left="0cm" fo:margin-right="0cm" fo:text-align="start" style:justify-single-word="false" fo:orphans="2" fo:widows="2" fo:text-indent="0cm" style:auto-text-indent="false"/>
    </style:style>
    <style:style style:name="P29" style:family="paragraph" style:parent-style-name="Standard">
      <style:paragraph-properties fo:margin-left="0cm" fo:margin-right="0cm" fo:text-align="start" style:justify-single-word="false" fo:orphans="2" fo:widows="2" fo:text-indent="0cm" style:auto-text-indent="false"/>
      <style:text-properties officeooo:paragraph-rsid="003c6c75"/>
    </style:style>
    <style:style style:name="P30" style:family="paragraph" style:parent-style-name="Text_20_body">
      <style:paragraph-properties fo:margin-left="0cm" fo:margin-right="0cm" fo:margin-top="0.318cm" fo:margin-bottom="0.318cm" loext:contextual-spacing="false" fo:orphans="2" fo:widows="2" fo:text-indent="0cm" style:auto-text-indent="false"/>
    </style:style>
    <style:style style:name="P31"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style:font-name="Consolas" fo:letter-spacing="normal" fo:font-style="normal" fo:font-weight="normal"/>
    </style:style>
    <style:style style:name="P32" style:family="paragraph" style:parent-style-name="Table_20_Heading">
      <style:paragraph-properties fo:text-align="center" style:justify-single-word="false"/>
    </style:style>
    <style:style style:name="P33" style:family="paragraph" style:parent-style-name="Heading_20_3">
      <style:text-properties fo:font-variant="normal" fo:text-transform="none" fo:color="#333333" style:font-name="Elena" fo:font-size="16.5pt" fo:letter-spacing="normal" fo:font-style="normal" fo:font-weight="normal" officeooo:rsid="001e26f3" officeooo:paragraph-rsid="001e26f3"/>
    </style:style>
    <style:style style:name="P34" style:family="paragraph" style:parent-style-name="Heading_20_2">
      <style:text-properties fo:font-variant="normal" fo:text-transform="none" fo:color="#222222" style:font-name="sans-serif" fo:font-size="12pt" fo:letter-spacing="normal" fo:font-style="normal" fo:font-weight="bold" officeooo:rsid="001e26f3" officeooo:paragraph-rsid="001e26f3" style:font-size-asian="12pt" style:font-weight-asian="bold" style:font-size-complex="12pt" style:font-weight-complex="bold"/>
    </style:style>
    <style:style style:name="P35" style:family="paragraph" style:parent-style-name="Text_20_body">
      <style:paragraph-properties fo:margin-top="0cm" fo:margin-bottom="0cm" loext:contextual-spacing="false" fo:orphans="2" fo:widows="2" fo:padding="0cm" fo:border="none"/>
      <style:text-properties fo:font-variant="normal" fo:text-transform="none" fo:color="#3a3a3a" style:font-name="Work Sans" fo:font-size="11.25pt" fo:letter-spacing="normal" fo:font-style="normal" fo:font-weight="normal"/>
    </style:style>
    <style:style style:name="P36" style:family="paragraph" style:parent-style-name="Preformatted_20_Text">
      <style:paragraph-properties fo:text-align="start" style:justify-single-word="false" fo:orphans="2" fo:widows="2"/>
      <style:text-properties fo:font-variant="normal" fo:text-transform="none" style:font-name="Consolas" fo:letter-spacing="normal" fo:font-style="normal" fo:font-weight="normal"/>
    </style:style>
    <style:style style:name="P37" style:family="paragraph" style:parent-style-name="Preformatted_20_Text">
      <style:paragraph-properties fo:text-align="start" style:justify-single-word="false" fo:orphans="2" fo:widows="2"/>
      <style:text-properties fo:font-variant="normal" fo:text-transform="none" fo:letter-spacing="normal"/>
    </style:style>
    <style:style style:name="P38" style:family="paragraph" style:parent-style-name="Preformatted_20_Text">
      <style:paragraph-properties fo:margin-top="0cm" fo:margin-bottom="0.499cm" loext:contextual-spacing="false" fo:text-align="start" style:justify-single-word="false" fo:orphans="2" fo:widows="2"/>
      <style:text-properties fo:font-variant="normal" fo:text-transform="none" style:font-name="Consolas" fo:letter-spacing="normal" fo:font-style="normal" fo:font-weight="normal"/>
    </style:style>
    <style:style style:name="P3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Arial" fo:font-size="12pt" fo:letter-spacing="normal" fo:font-style="normal" fo:font-weight="normal"/>
    </style:style>
    <style:style style:name="P40" style:family="paragraph" style:parent-style-name="Standard">
      <style:paragraph-properties fo:margin-left="0cm" fo:margin-right="0cm" fo:text-align="start" style:justify-single-word="false" fo:orphans="2" fo:widows="2" fo:text-indent="0cm" style:auto-text-indent="false"/>
      <style:text-properties officeooo:paragraph-rsid="0042db60"/>
    </style:style>
    <style:style style:name="P41" style:family="paragraph" style:parent-style-name="Standard">
      <style:paragraph-properties fo:margin-left="0cm" fo:margin-right="0cm" fo:text-align="start" style:justify-single-word="false" fo:orphans="2" fo:widows="2" fo:text-indent="0cm" style:auto-text-indent="false" fo:break-before="page"/>
      <style:text-properties officeooo:paragraph-rsid="0042db60"/>
    </style:style>
    <style:style style:name="P42" style:family="paragraph" style:parent-style-name="Text_20_body" style:list-style-name="L8"/>
    <style:style style:name="P4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Elena" fo:font-size="16.5pt" fo:letter-spacing="normal" fo:font-style="normal" fo:font-weight="normal"/>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pple-system" fo:font-size="11.25pt" fo:letter-spacing="normal" fo:font-style="normal" fo:font-weight="normal"/>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pple-system" fo:font-size="11.25pt" fo:letter-spacing="normal" fo:font-style="italic" fo:font-weight="normal"/>
    </style:style>
    <style:style style:name="P46"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47"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48"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49"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50"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51"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5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style>
    <style:style style:name="P54" style:family="paragraph" style:parent-style-name="Text_20_body" style:list-style-name="L16">
      <style:paragraph-properties fo:margin-left="0cm" fo:margin-right="0cm" fo:margin-top="0cm" fo:margin-bottom="0cm" loext:contextual-spacing="false" fo:orphans="2" fo:widows="2" fo:text-indent="0cm" style:auto-text-indent="false" fo:padding="0cm" fo:border="none"/>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rial" fo:font-size="12pt" fo:letter-spacing="normal" fo:font-style="normal" fo:font-weight="normal"/>
    </style:style>
    <style:style style:name="P5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rial" fo:font-size="12pt" fo:letter-spacing="normal" fo:font-style="normal" fo:font-weight="normal" officeooo:paragraph-rsid="003c6c75"/>
    </style:style>
    <style:style style:name="P5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pple-system" fo:font-size="11.25pt" fo:letter-spacing="normal" fo:font-style="normal" fo:font-weight="normal" officeooo:paragraph-rsid="0042db60"/>
    </style:style>
    <style:style style:name="P58"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333333" style:font-name="apple-system" fo:font-size="11.25pt" fo:letter-spacing="normal" fo:font-style="normal" fo:font-weight="normal" officeooo:paragraph-rsid="0042db60"/>
    </style:style>
    <style:style style:name="P59" style:family="paragraph" style:parent-style-name="Text_20_body" style:list-style-name="L1">
      <style:paragraph-properties fo:margin-top="0cm" fo:margin-bottom="0cm" loext:contextual-spacing="false" fo:orphans="2" fo:widows="2" fo:padding="0cm" fo:border="none"/>
      <style:text-properties fo:font-variant="normal" fo:text-transform="none" fo:color="#333333" style:font-name="Elena" fo:font-size="16.5pt" fo:letter-spacing="normal" fo:font-style="normal" fo:font-weight="normal"/>
    </style:style>
    <style:style style:name="P60"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Source Sans Pro" fo:font-size="13.5pt" fo:letter-spacing="normal" fo:font-style="normal" fo:font-weight="normal"/>
    </style:style>
    <style:style style:name="P61" style:family="paragraph" style:parent-style-name="Text_20_body" style:list-style-name="L6">
      <style:paragraph-properties fo:margin-top="0cm" fo:margin-bottom="0cm" loext:contextual-spacing="false" fo:orphans="2" fo:widows="2" fo:padding="0cm" fo:border="none"/>
      <style:text-properties fo:font-variant="normal" fo:text-transform="none" fo:color="#3a3a3a" style:font-name="Work Sans" fo:font-size="11.25pt" fo:letter-spacing="normal" fo:font-style="normal" fo:font-weight="normal" officeooo:paragraph-rsid="0031d526"/>
    </style:style>
    <style:style style:name="P62" style:family="paragraph" style:parent-style-name="Text_20_body" style:list-style-name="L7">
      <style:paragraph-properties fo:margin-top="0cm" fo:margin-bottom="0cm" loext:contextual-spacing="false" fo:orphans="2" fo:widows="2" fo:padding="0cm" fo:border="none"/>
      <style:text-properties fo:font-variant="normal" fo:text-transform="none" fo:color="#3a3a3a" style:font-name="Work Sans" fo:font-size="11.25pt" fo:letter-spacing="normal" fo:font-style="normal" fo:font-weight="normal"/>
    </style:style>
    <style:style style:name="P63" style:family="paragraph" style:parent-style-name="Text_20_body" style:list-style-name="L8">
      <style:paragraph-properties fo:margin-top="0cm" fo:margin-bottom="0cm" loext:contextual-spacing="false" fo:orphans="2" fo:widows="2" fo:padding="0cm" fo:border="none"/>
      <style:text-properties fo:font-variant="normal" fo:text-transform="none" fo:color="#3a3a3a" style:font-name="Work Sans" fo:font-size="11.25pt" fo:letter-spacing="normal" fo:font-style="normal" fo:font-weight="normal"/>
    </style:style>
    <style:style style:name="P64" style:family="paragraph" style:parent-style-name="Text_20_body" style:list-style-name="L9">
      <style:paragraph-properties fo:margin-top="0cm" fo:margin-bottom="0cm" loext:contextual-spacing="false" fo:orphans="2" fo:widows="2" fo:padding="0cm" fo:border="none"/>
      <style:text-properties fo:font-variant="normal" fo:text-transform="none" fo:color="#3a3a3a" style:font-name="Work Sans" fo:font-size="11.25pt" fo:letter-spacing="normal" fo:font-style="normal" fo:font-weight="normal"/>
    </style:style>
    <style:style style:name="P65" style:family="paragraph" style:parent-style-name="Text_20_body" style:list-style-name="L2">
      <style:paragraph-properties fo:margin-top="0cm" fo:margin-bottom="0cm" loext:contextual-spacing="false" fo:text-align="start" style:justify-single-word="false" fo:orphans="2" fo:widows="2" fo:padding="0cm" fo:border="none"/>
    </style:style>
    <style:style style:name="P66" style:family="paragraph" style:parent-style-name="Text_20_body" style:list-style-name="L3">
      <style:paragraph-properties fo:margin-top="0cm" fo:margin-bottom="0cm" loext:contextual-spacing="false" fo:orphans="2" fo:widows="2" fo:padding="0cm" fo:border="none"/>
    </style:style>
    <style:style style:name="P67" style:family="paragraph" style:parent-style-name="Text_20_body" style:list-style-name="L8">
      <style:paragraph-properties fo:margin-top="0cm" fo:margin-bottom="0cm" loext:contextual-spacing="false" fo:orphans="2" fo:widows="2" fo:padding="0cm" fo:border="none"/>
    </style:style>
    <style:style style:name="P68" style:family="paragraph" style:parent-style-name="Text_20_body" style:list-style-name="L9">
      <style:paragraph-properties fo:margin-top="0cm" fo:margin-bottom="0cm" loext:contextual-spacing="false" fo:orphans="2" fo:widows="2" fo:padding="0cm" fo:border="none"/>
    </style:style>
    <style:style style:name="P69" style:family="paragraph" style:parent-style-name="Text_20_body" style:list-style-name="L3">
      <style:paragraph-properties fo:orphans="2" fo:widows="2" fo:padding="0cm" fo:border="none"/>
    </style:style>
    <style:style style:name="P70" style:family="paragraph" style:parent-style-name="Text_20_body" style:list-style-name="L4">
      <style:paragraph-properties fo:orphans="2" fo:widows="2" fo:padding="0cm" fo:border="none"/>
      <style:text-properties fo:font-variant="normal" fo:text-transform="none" fo:color="#222222" style:font-name="Source Sans Pro" fo:font-size="13.5pt" fo:letter-spacing="normal" fo:font-style="normal" fo:font-weight="normal"/>
    </style:style>
    <style:style style:name="T1" style:family="text">
      <style:text-properties fo:font-variant="normal" fo:text-transform="none" fo:color="#222222" style:font-name="sans-serif" fo:letter-spacing="normal" fo:font-style="normal" fo:font-weight="bold"/>
    </style:style>
    <style:style style:name="T2" style:family="text">
      <style:text-properties fo:font-variant="normal" fo:text-transform="none" fo:color="#222222" style:font-name="sans-serif" fo:letter-spacing="normal" fo:font-style="normal" fo:font-weight="normal"/>
    </style:style>
    <style:style style:name="T3" style:family="text">
      <style:text-properties fo:font-variant="normal" fo:text-transform="none" fo:color="#222222" style:font-name="sans-serif" fo:letter-spacing="normal" fo:font-style="italic" fo:font-weight="normal"/>
    </style:style>
    <style:style style:name="T4" style:family="text">
      <style:text-properties fo:font-variant="normal" fo:text-transform="none" fo:color="#222222" style:font-name="sans-serif" fo:font-size="12pt" fo:letter-spacing="normal" fo:font-style="normal" fo:font-weight="normal" style:font-size-asian="12pt" style:font-size-complex="12pt"/>
    </style:style>
    <style:style style:name="T5" style:family="text">
      <style:text-properties fo:font-variant="normal" fo:text-transform="none" fo:color="#222222" fo:letter-spacing="normal"/>
    </style:style>
    <style:style style:name="T6" style:family="text">
      <style:text-properties fo:font-variant="normal" fo:text-transform="none" fo:color="#222222" style:font-name="Source Sans Pro" fo:font-size="13.5pt" fo:letter-spacing="normal" fo:font-style="normal" fo:font-weight="bold"/>
    </style:style>
    <style:style style:name="T7" style:family="text">
      <style:text-properties fo:font-variant="normal" fo:text-transform="none" fo:color="#222222" style:font-name="Source Sans Pro" fo:font-size="13.5pt" fo:letter-spacing="normal" fo:font-style="normal" fo:font-weight="normal"/>
    </style:style>
    <style:style style:name="T8" style:family="text">
      <style:text-properties fo:font-variant="normal" fo:text-transform="none" fo:color="#222222" style:font-name="Source Sans Pro" fo:font-size="13.5pt" fo:letter-spacing="normal" fo:font-style="normal" fo:font-weight="normal" officeooo:rsid="001e26f3"/>
    </style:style>
    <style:style style:name="T9" style:family="text">
      <style:text-properties fo:font-variant="normal" fo:text-transform="none" fo:color="#0b0080" style:font-name="sans-serif"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1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333333" style:font-name="Elena" fo:font-size="16.5pt" fo:letter-spacing="normal" fo:font-style="normal" fo:font-weight="bold"/>
    </style:style>
    <style:style style:name="T13" style:family="text">
      <style:text-properties fo:font-variant="normal" fo:text-transform="none" fo:color="#333333" style:font-name="Elena" fo:font-size="16.5pt" fo:letter-spacing="normal" fo:font-style="normal" fo:font-weight="normal"/>
    </style:style>
    <style:style style:name="T14" style:family="text">
      <style:text-properties fo:font-variant="normal" fo:text-transform="none" fo:color="#333333" style:font-name="Consolas1" fo:font-size="16.5pt" fo:letter-spacing="normal" fo:font-style="normal" fo:font-weight="normal" fo:background-color="#f6f3f2" loext:char-shading-value="0" loext:padding="0cm" loext:border="none"/>
    </style:style>
    <style:style style:name="T15" style:family="text">
      <style:text-properties fo:font-variant="normal" fo:text-transform="none" fo:color="#333333" style:font-name="Arial" fo:font-size="12pt" fo:letter-spacing="normal" fo:font-style="normal" fo:font-weight="normal"/>
    </style:style>
    <style:style style:name="T16" style:family="text">
      <style:text-properties fo:font-variant="normal" fo:text-transform="none" fo:color="#333333" style:font-name="Arial" fo:font-size="12pt" fo:letter-spacing="normal" fo:font-style="normal" fo:font-weight="normal" officeooo:rsid="001e26f3"/>
    </style:style>
    <style:style style:name="T17" style:family="text">
      <style:text-properties fo:font-variant="normal" fo:text-transform="none" fo:color="#333333" style:font-name="Arial" fo:font-size="12pt" fo:letter-spacing="normal" fo:font-style="normal" fo:font-weight="bold"/>
    </style:style>
    <style:style style:name="T18" style:family="text">
      <style:text-properties fo:font-variant="normal" fo:text-transform="none" fo:color="#333333" style:font-name="Arial" fo:font-size="12pt" fo:letter-spacing="normal" fo:font-style="normal" fo:font-weight="bold" officeooo:rsid="001e26f3"/>
    </style:style>
    <style:style style:name="T19" style:family="text">
      <style:text-properties fo:font-variant="normal" fo:text-transform="none" fo:color="#333333" fo:letter-spacing="normal"/>
    </style:style>
    <style:style style:name="T20" style:family="text">
      <style:text-properties fo:font-variant="normal" fo:text-transform="none" fo:color="#333333" fo:font-size="12pt" fo:letter-spacing="normal" fo:font-style="normal" fo:font-weight="normal"/>
    </style:style>
    <style:style style:name="T21" style:family="text">
      <style:text-properties fo:font-variant="normal" fo:text-transform="none" fo:color="#000000" style:font-name="Consolas1" fo:font-size="16.5pt" fo:letter-spacing="normal" fo:font-style="normal" fo:font-weight="normal" loext:padding="0cm" loext:border="none"/>
    </style:style>
    <style:style style:name="T22" style:family="text">
      <style:text-properties fo:font-variant="normal" fo:text-transform="none" fo:color="#9a6e3a" style:font-name="Consolas1" fo:font-size="16.5pt" fo:letter-spacing="normal" fo:font-style="normal" fo:font-weight="normal" loext:padding="0cm" loext:border="none"/>
    </style:style>
    <style:style style:name="T23" style:family="text">
      <style:text-properties fo:font-variant="normal" fo:text-transform="none" fo:color="#ff6600" style:font-name="Work Sans" fo:font-size="11.25pt" fo:letter-spacing="normal" fo:font-style="normal" fo:font-weight="bold" officeooo:rsid="001e26f3" loext:padding="0cm" loext:border="none"/>
    </style:style>
    <style:style style:name="T24" style:family="text">
      <style:text-properties fo:font-variant="normal" fo:text-transform="none" fo:color="#3a3a3a" style:font-name="Work Sans" fo:font-size="11.25pt" fo:letter-spacing="normal" fo:font-style="normal" fo:font-weight="normal"/>
    </style:style>
    <style:style style:name="T25" style:family="text">
      <style:text-properties fo:font-variant="normal" fo:text-transform="none" fo:color="#3a3a3a" style:font-name="Work Sans" fo:font-size="11.25pt" fo:letter-spacing="normal" fo:font-style="normal" fo:font-weight="normal" officeooo:rsid="001e26f3"/>
    </style:style>
    <style:style style:name="T26" style:family="text">
      <style:text-properties fo:font-variant="normal" fo:text-transform="none" fo:color="#3a3a3a" style:font-name="Work Sans" fo:font-size="11.25pt" fo:letter-spacing="normal" fo:font-style="normal" fo:font-weight="normal" officeooo:rsid="001e26f3" loext:padding="0cm" loext:border="none"/>
    </style:style>
    <style:style style:name="T27" style:family="text">
      <style:text-properties fo:font-variant="normal" fo:text-transform="none" fo:color="#3a3a3a" style:font-name="Work Sans" fo:font-size="11.25pt" fo:letter-spacing="normal" fo:font-style="normal" fo:font-weight="normal" fo:background-color="#fff200" loext:char-shading-value="0" style:font-weight-asian="normal" style:font-weight-complex="normal" loext:padding="0cm" loext:border="none"/>
    </style:style>
    <style:style style:name="T28" style:family="text">
      <style:text-properties fo:font-variant="normal" fo:text-transform="none" fo:color="#3a3a3a" style:font-name="Work Sans" fo:font-size="11.25pt" fo:letter-spacing="normal" fo:font-style="normal" fo:font-weight="bold" loext:padding="0cm" loext:border="none"/>
    </style:style>
    <style:style style:name="T29" style:family="text">
      <style:text-properties fo:font-variant="normal" fo:text-transform="none" fo:color="#660099" style:font-name="Arial" fo:font-size="12pt" fo:letter-spacing="normal" fo:font-style="normal" fo:font-weight="normal"/>
    </style:style>
    <style:style style:name="T30" style:family="text">
      <style:text-properties fo:color="#222222" style:font-name="Source Sans Pro" fo:font-size="13.5pt" fo:font-weight="bold"/>
    </style:style>
    <style:style style:name="T31" style:family="text">
      <style:text-properties fo:color="#222222" style:font-name="Source Sans Pro" fo:font-size="13.5pt" fo:font-weight="normal"/>
    </style:style>
    <style:style style:name="T32" style:family="text">
      <style:text-properties fo:color="#222222" style:font-name="Source Sans Pro" fo:font-size="13.5pt" fo:font-weight="normal" loext:padding="0cm" loext:border="none"/>
    </style:style>
    <style:style style:name="T33" style:family="text">
      <style:text-properties fo:font-style="italic"/>
    </style:style>
    <style:style style:name="T34" style:family="text">
      <style:text-properties fo:color="#333333"/>
    </style:style>
    <style:style style:name="T35" style:family="text">
      <style:text-properties fo:color="#333333" style:font-name="Elena" fo:font-size="16.5pt"/>
    </style:style>
    <style:style style:name="T36" style:family="text">
      <style:text-properties fo:color="#333333" style:font-name="Elena" fo:font-size="16.5pt" fo:font-weight="bold"/>
    </style:style>
    <style:style style:name="T37" style:family="text">
      <style:text-properties fo:color="#333333" fo:font-size="16.5pt" fo:font-weight="bold"/>
    </style:style>
    <style:style style:name="T38" style:family="text">
      <style:text-properties fo:color="#333333" style:font-name="Consolas1" fo:font-size="16.5pt" fo:background-color="#f6f3f2" loext:char-shading-value="0" loext:padding="0cm" loext:border="none"/>
    </style:style>
    <style:style style:name="T39" style:family="text">
      <style:text-properties fo:color="#333333" style:font-name="Source Sans Pro" fo:font-size="16.5pt" fo:font-weight="bold"/>
    </style:style>
    <style:style style:name="T40" style:family="text">
      <style:text-properties fo:color="#000000" style:font-name="monospace" fo:background-color="#f8f9fa" loext:char-shading-value="0" loext:padding-left="0.106cm" loext:padding-right="0.106cm" loext:padding-top="0.049cm" loext:padding-bottom="0.049cm" loext:border="0.06pt solid #eaecf0"/>
    </style:style>
    <style:style style:name="T41" style:family="text">
      <style:text-properties fo:color="#0b0080" style:text-line-through-style="none" style:text-line-through-type="none" style:text-underline-style="none" style:text-blinking="false" fo:background-color="#ffffff" loext:char-shading-value="0"/>
    </style:style>
    <style:style style:name="T42" style:family="text">
      <style:text-properties fo:font-weight="bold"/>
    </style:style>
    <style:style style:name="T43" style:family="text">
      <style:text-properties fo:font-weight="bold" loext:padding="0cm" loext:border="none"/>
    </style:style>
    <style:style style:name="T44" style:family="text">
      <style:text-properties fo:color="#3a3a3a" style:font-name="Work Sans" fo:font-size="11.25pt" fo:font-weight="normal"/>
    </style:style>
    <style:style style:name="T45" style:family="text">
      <style:text-properties fo:color="#3a3a3a" style:font-name="Work Sans" fo:font-size="11.25pt" fo:font-weight="normal" loext:padding="0cm" loext:border="none"/>
    </style:style>
    <style:style style:name="T46" style:family="text">
      <style:text-properties fo:color="#ff6600" style:font-name="Work Sans" fo:font-size="11.25pt" fo:font-weight="bold" loext:padding="0cm" loext:border="none"/>
    </style:style>
    <style:style style:name="T47" style:family="text">
      <style:text-properties fo:color="#45ae34" fo:font-weight="bold"/>
    </style:style>
    <style:style style:name="T48" style:family="text">
      <style:text-properties fo:color="#006699" fo:font-weight="bold"/>
    </style:style>
    <style:style style:name="T49" style:family="text">
      <style:text-properties fo:color="#006699" style:font-name="Consolas" fo:font-style="normal" fo:font-weight="bold"/>
    </style:style>
    <style:style style:name="T50" style:family="text">
      <style:text-properties fo:color="#666666"/>
    </style:style>
    <style:style style:name="T51" style:family="text">
      <style:text-properties style:font-name="Consolas" fo:font-style="normal" fo:font-weight="normal"/>
    </style:style>
    <style:style style:name="T52" style:family="text">
      <style:text-properties style:font-name="Arial" fo:font-size="12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epresentational state transfer</text:span><text:span text:style-name="T5"> </text:span><text:span text:style-name="T2">(</text:span><text:span text:style-name="T1">REST</text:span><text:span text:style-name="T2">) </text:span></text:p>
      <text:p text:style-name="P5"/>
      <text:p text:style-name="P1"><text:span text:style-name="T4">is a </text:span><text:a xlink:type="simple" xlink:href="https://en.wikipedia.org/wiki/Software_architecture" text:style-name="Internet_20_link" text:visited-style-name="Visited_20_Internet_20_Link">software architectural</text:a><text:span text:style-name="T10"> </text:span><text:span text:style-name="T4">style that defines a set of constraints to be used for creating </text:span><text:a xlink:type="simple" xlink:href="https://en.wikipedia.org/wiki/Web_service" text:style-name="Internet_20_link" text:visited-style-name="Visited_20_Internet_20_Link"><text:span text:style-name="T9">Web services</text:span></text:a><text:span text:style-name="T4">.</text:span></text:p>
      <text:p text:style-name="P5"/>
      <text:p text:style-name="P5"/>
      <text:p text:style-name="P10"><text:span text:style-name="T2">Web services that conform to the REST architectural style, called </text:span><text:span text:style-name="T3">RESTful </text:span><text:span text:style-name="T2">Web services</text:span></text:p>
      <text:p text:style-name="P5"/>
      <text:p text:style-name="P5"/>
      <text:p text:style-name="P1"><text:span text:style-name="T4">RESTful Web services allow the requesting systems to access and manipulate textual representations of </text:span><text:a xlink:type="simple" xlink:href="https://en.wikipedia.org/wiki/Web_resource" text:style-name="Internet_20_link" text:visited-style-name="Visited_20_Internet_20_Link">Web resources</text:a><text:span text:style-name="T10"> </text:span><text:span text:style-name="T4">by using a uniform and predefined set of </text:span><text:a xlink:type="simple" xlink:href="https://en.wikipedia.org/wiki/Stateless_protocol" text:style-name="Internet_20_link" text:visited-style-name="Visited_20_Internet_20_Link">stateless</text:a><text:span text:style-name="T10"> </text:span><text:span text:style-name="T4">operations</text:span></text:p>
      <text:p text:style-name="P5"/>
      <text:p text:style-name="P6">{</text:p>
      <text:p text:style-name="P3">A stateless protocol does not require the <text:a xlink:type="simple" xlink:href="https://en.wikipedia.org/wiki/Server_(computing)" text:style-name="Internet_20_link" text:visited-style-name="Visited_20_Internet_20_Link"><text:span text:style-name="T41">server</text:span></text:a> to retain <text:a xlink:type="simple" xlink:href="https://en.wikipedia.org/wiki/Session_(computer_science)" text:style-name="Internet_20_link" text:visited-style-name="Visited_20_Internet_20_Link"><text:span text:style-name="T41">session</text:span></text:a> information or status about each communicating partner for the duration of multiple requests. In contrast, a protocol that requires keeping of the internal state on the <text:a xlink:type="simple" xlink:href="https://en.wikipedia.org/wiki/Server_(computing)" text:style-name="Internet_20_link" text:visited-style-name="Visited_20_Internet_20_Link"><text:span text:style-name="T41">server</text:span></text:a> is known as a <text:span text:style-name="T42">stateful protocol</text:span>.</text:p>
      <text:p text:style-name="P6">}</text:p>
      <text:p text:style-name="P5"/>
      <text:p text:style-name="P1"><text:span text:style-name="T4">In a RESTful Web service, requests made to a resource's </text:span><text:a xlink:type="simple" xlink:href="https://en.wikipedia.org/wiki/Uniform_Resource_Identifier" text:style-name="Internet_20_link" text:visited-style-name="Visited_20_Internet_20_Link">URI</text:a><text:span text:style-name="T10"> </text:span><text:span text:style-name="T4">will elicit a response with a </text:span><text:a xlink:type="simple" xlink:href="https://en.wikipedia.org/wiki/Payload_(computing)" text:style-name="Internet_20_link" text:visited-style-name="Visited_20_Internet_20_Link">payload</text:a><text:span text:style-name="T10"> </text:span><text:span text:style-name="T4">formatted in </text:span><text:a xlink:type="simple" xlink:href="https://en.wikipedia.org/wiki/HTML" text:style-name="Internet_20_link" text:visited-style-name="Visited_20_Internet_20_Link"><text:span text:style-name="T10">HTML</text:span></text:a><text:span text:style-name="T4">, </text:span><text:a xlink:type="simple" xlink:href="https://en.wikipedia.org/wiki/XML" text:style-name="Internet_20_link" text:visited-style-name="Visited_20_Internet_20_Link"><text:span text:style-name="T10">XML</text:span></text:a><text:span text:style-name="T4">, </text:span><text:a xlink:type="simple" xlink:href="https://en.wikipedia.org/wiki/JSON" text:style-name="Internet_20_link" text:visited-style-name="Visited_20_Internet_20_Link"><text:span text:style-name="T10">JSON</text:span></text:a><text:span text:style-name="T4">, or some other format. The response can confirm that some alteration has been made to the stored resource, and the response can provide </text:span><text:a xlink:type="simple" xlink:href="https://en.wikipedia.org/wiki/Hypertext" text:style-name="Internet_20_link" text:visited-style-name="Visited_20_Internet_20_Link">hypertext</text:a><text:span text:style-name="T10"> </text:span><text:span text:style-name="T4">links to other related resources or collections of resources. When </text:span><text:a xlink:type="simple" xlink:href="https://en.wikipedia.org/wiki/Hypertext_Transfer_Protocol" text:style-name="Internet_20_link" text:visited-style-name="Visited_20_Internet_20_Link">HTTP</text:a><text:span text:style-name="T10"> </text:span><text:span text:style-name="T4">is used, as is most common, the operations (</text:span><text:a xlink:type="simple" xlink:href="https://en.wikipedia.org/wiki/Hypertext_Transfer_Protocol#Request_methods" text:style-name="Internet_20_link" text:visited-style-name="Visited_20_Internet_20_Link"><text:span text:style-name="T10">HTTP methods</text:span></text:a><text:span text:style-name="T4">) available are GET, HEAD, POST, PUT, PATCH, DELETE, CONNECT, OPTIONS and TRACE.</text:span><text:bookmark text:name="cite_ref-rfc_7231_2-0"/><text:a xlink:type="simple" xlink:href="https://en.wikipedia.org/wiki/Representational_state_transfer#cite_note-rfc_7231-2" text:style-name="Internet_20_link" text:visited-style-name="Visited_20_Internet_20_Link"><text:span text:style-name="T11">[</text:span></text:a></text:p>
      <text:p text:style-name="P5"/>
      <text:p text:style-name="P5"/>
      <text:p text:style-name="P13">By using a stateless protocol and standard operations, RESTful systems aim for fast performance, reliability, and the ability to grow by reusing components that can be managed and updated without affecting the system as a whole, even while it is running.</text:p>
      <text:h text:style-name="P26" text:outline-level="2"/>
      <text:h text:style-name="P26" text:outline-level="2"/>
      <text:h text:style-name="P27" text:outline-level="2"><text:bookmark text:name="Architectural_properties"/>Architectural properties</text:h>
      <text:p text:style-name="P23"/>
      <text:h text:style-name="P34" text:outline-level="2"><text:bookmark text:name="Architectural_constraints"/>Architectural constraints</text:h>
      <text:p text:style-name="P11"><text:span text:style-name="T4">performance, scalability, simplicity, modifiability, visibility, portability, and reliability.</text:span><text:bookmark text:name="cite_ref-Fielding-Ch5_3-4"/><text:a xlink:type="simple" xlink:href="https://en.wikipedia.org/wiki/Representational_state_transfer#cite_note-Fielding-Ch5-3" text:style-name="Internet_20_link" text:visited-style-name="Visited_20_Internet_20_Link"><text:span text:style-name="T11">[3]</text:span></text:a><text:span text:style-name="T4"> If a system violates any of the required constraints, it cannot be considered RESTful.</text:span></text:p>
      <text:p text:style-name="P24">The formal REST constraints are as follows:</text:p>
      <text:p text:style-name="P5"/>
      <text:p text:style-name="P5"><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text:span text:style-name="Strong_20_Emphasis"><text:span text:style-name="T36">REST</text:span></text:span><text:span text:style-name="T34"> </text:span><text:span text:style-name="T35">determines how the API looks like. It stands for “Representational State Transfer”. It is a set of rules that developers follow when they create their API. One of these rules states that you should be able to get a piece of data (called a resource) when you link to a specific URL.</text:span></text:p>
      <text:p text:style-name="P9"/>
      <text:p text:style-name="P9"/>
      <text:p text:style-name="P9"/>
      <text:p text:style-name="P9"/>
      <text:p text:style-name="P2"><text:span text:style-name="T35">Each URL is called a </text:span><text:span text:style-name="Strong_20_Emphasis"><text:span text:style-name="T36">request </text:span></text:span><text:span text:style-name="T35">while the data sent back to you is called a </text:span><text:span text:style-name="Strong_20_Emphasis"><text:span text:style-name="T36">response</text:span></text:span><text:span text:style-name="T35">.</text:span></text:p>
      <text:p text:style-name="P9"/>
      <text:p text:style-name="P9"/>
      <text:p text:style-name="P9"/>
      <text:h text:style-name="P33" text:outline-level="3"><text:bookmark text:name="the-anatomy-of-a-request"/>The Anatomy Of A Request</text:h>
      <text:p text:style-name="P17">It’s important to know that a request is made up of four things:</text:p>
      <text:list xml:id="list2357082669" text:style-name="L1">
        <text:list-item>
          <text:p text:style-name="P43">The endpoint</text:p>
        </text:list-item>
        <text:list-item>
          <text:p text:style-name="P59">The method</text:p>
        </text:list-item>
        <text:list-item>
          <text:p text:style-name="P59">The headers</text:p>
        </text:list-item>
        <text:list-item>
          <text:p text:style-name="P59">The data (or body)</text:p>
        </text:list-item>
      </text:list>
      <text:p text:style-name="P19"><text:span text:style-name="Strong_20_Emphasis"><text:span text:style-name="T12">The endpoint </text:span></text:span><text:span text:style-name="T13">(or route) is the url you request for. It follows this structure:</text:span></text:p>
      <text:p text:style-name="P20"><text:span text:style-name="Source_20_Text"><text:span text:style-name="T21">root-endpoint/?</text:span></text:span></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users/:username/repos</text:p>
      <text:p text:style-name="P9"/>
      <text:p text:style-name="P9"/>
      <text:p text:style-name="P2"><text:span text:style-name="T35">Any colons (</text:span><text:span text:style-name="Source_20_Text"><text:span text:style-name="T38">:</text:span></text:span><text:span text:style-name="T35">) on a path denotes a variable. You should replace these values with actual values of when you send your request. In this case, you should replace</text:span><text:span text:style-name="Source_20_Text"><text:span text:style-name="T38">:username </text:span></text:span><text:span text:style-name="T35">with the actual username of the user you’re searching for.</text:span></text:p>
      <text:p text:style-name="P9"/>
      <text:p text:style-name="P9"/>
      <text:p text:style-name="P9"/>
      <text:p text:style-name="P9"/>
      <text:p text:style-name="P12"><text:span text:style-name="T35">The final part of an endpoint is </text:span><text:span text:style-name="Strong_20_Emphasis"><text:span text:style-name="T36">query parameters</text:span></text:span><text:span text:style-name="T35">. Technically, query parameters are not part of the REST architecture, but you’ll see lots of APIs use them. So, to help you completely understand how to read and use API’s we’re also going to talk about them. Query parameters give you the option to modify your request with key-value pairs. They always begin with a question mark (</text:span><text:span text:style-name="Source_20_Text"><text:span text:style-name="T38">?</text:span></text:span><text:span text:style-name="T35">). Each parameter pair is then separated with an ampersand (</text:span><text:span text:style-name="Source_20_Text"><text:span text:style-name="T38">&amp;</text:span></text:span><text:span text:style-name="T35">), like this:</text:span></text:p>
      <text:p text:style-name="P20"><text:span text:style-name="Source_20_Text"><text:span text:style-name="T21">?query1</text:span></text:span><text:span text:style-name="Source_20_Text"><text:span text:style-name="T22">=</text:span></text:span><text:span text:style-name="Source_20_Text"><text:span text:style-name="T21">value1</text:span></text:span><text:span text:style-name="Source_20_Text"><text:span text:style-name="T22">&amp;</text:span></text:span><text:span text:style-name="Source_20_Text"><text:span text:style-name="T21">query2</text:span></text:span><text:span text:style-name="Source_20_Text"><text:span text:style-name="T22">=</text:span></text:span><text:span text:style-name="Source_20_Text"><text:span text:style-name="T21">value2</text:span></text:span></text:p>
      <text:p text:style-name="P9"/>
      <text:p text:style-name="P9"/>
      <text:p text:style-name="P12"><text:span text:style-name="Strong_20_Emphasis"><text:span text:style-name="T36">The Method</text:span></text:span></text:p>
      <text:p text:style-name="P17"><text:soft-page-break/>The method is the type of request you send to the server. You can choose from these five types below:</text:p>
      <text:list xml:id="list2274709631" text:style-name="L2">
        <text:list-item>
          <text:p text:style-name="P52"><text:span text:style-name="Source_20_Text"><text:span text:style-name="T14">GET</text:span></text:span></text:p>
        </text:list-item>
        <text:list-item>
          <text:p text:style-name="P65"><text:span text:style-name="Source_20_Text"><text:span text:style-name="T14">POST</text:span></text:span></text:p>
        </text:list-item>
        <text:list-item>
          <text:p text:style-name="P65"><text:span text:style-name="Source_20_Text"><text:span text:style-name="T14">PUT</text:span></text:span></text:p>
        </text:list-item>
        <text:list-item>
          <text:p text:style-name="P65"><text:span text:style-name="Source_20_Text"><text:span text:style-name="T14">PATCH</text:span></text:span></text:p>
        </text:list-item>
        <text:list-item>
          <text:p text:style-name="P65"><text:span text:style-name="Source_20_Text"><text:span text:style-name="T14">DELETE</text:span></text:span></text:p>
        </text:list-item>
      </text:list>
      <text:p text:style-name="P9"/>
      <text:p text:style-name="P9"/>
      <text:p text:style-name="P9">`GET`</text:p>
      <text:p text:style-name="P9"/>
      <text:p text:style-name="P9"/>
      <text:p text:style-name="P9">This request is used to get a resource from a server. If you perform a `GET` request, the server looks for the data you requested and sends it back to you. In other words, a `GET` request performs a `READ` operation. This is the default request method.</text:p>
      <text:p text:style-name="P9"/>
      <text:p text:style-name="P9"/>
      <text:p text:style-name="P9"/>
      <text:p text:style-name="P9"/>
      <text:p text:style-name="P9"/>
      <text:p text:style-name="P9"/>
      <text:p text:style-name="P9"/>
      <text:p text:style-name="P9">`POST`</text:p>
      <text:p text:style-name="P9"/>
      <text:p text:style-name="P9"/>
      <text:p text:style-name="P9">This request is used to create a new resource on a server. If you perform a `POST` request, the server creates a new entry in the database and tells you whether the creation is successful. In other words, a `POST` request performs an `CREATE` operation.</text:p>
      <text:p text:style-name="P9"/>
      <text:p text:style-name="P9"/>
      <text:p text:style-name="P9"/>
      <text:p text:style-name="P9">`PUT` and `PATCH`</text:p>
      <text:p text:style-name="P9"><text:soft-page-break/></text:p>
      <text:p text:style-name="P9">These two requests are used to update a resource on a server. If you perform a `PUT` or `PATCH` request, the server updates an entry in the database and tells you whether the update is successful. In other words, a `PUT` or `PATCH` request performs an `UPDATE` operation.</text:p>
      <text:p text:style-name="P9"/>
      <text:p text:style-name="P9"/>
      <text:p text:style-name="P9"/>
      <text:p text:style-name="P9">DELETE</text:p>
      <text:p text:style-name="P9"/>
      <text:p text:style-name="P9">This request is used to delete a resource from a server. If you perform a `DELETE` request, the server deletes an entry in the database and tells you whether the deletion is successful. In other words, a `DELETE` request performs a `DELETE` operation.</text:p>
      <text:p text:style-name="P9"/>
      <text:p text:style-name="P9"/>
      <text:p text:style-name="P9"/>
      <text:p text:style-name="P9"/>
      <text:p text:style-name="P9"/>
      <text:p text:style-name="P9"/>
      <text:p text:style-name="P9"/>
      <text:p text:style-name="P9"/>
      <text:p text:style-name="P9"/>
      <text:p text:style-name="P9"/>
      <text:p text:style-name="P7"><text:span text:style-name="Strong_20_Emphasis"><text:span text:style-name="T37">The Headers</text:span></text:span></text:p>
      <text:p text:style-name="P7"><text:span text:style-name="Strong_20_Emphasis"><text:span text:style-name="T36"/></text:span></text:p>
      <text:p text:style-name="P7"><text:span text:style-name="Strong_20_Emphasis"><text:span text:style-name="T36"/></text:span></text:p>
      <text:p text:style-name="P7"><text:span text:style-name="Strong_20_Emphasis"><text:span text:style-name="T36"/></text:span></text:p>
      <text:p text:style-name="P7"><text:span text:style-name="Strong_20_Emphasis"><text:span text:style-name="T36"/></text:span></text:p>
      <text:p text:style-name="P7"><text:span text:style-name="Strong_20_Emphasis"><text:span text:style-name="T36"/></text:span></text:p>
      <text:p text:style-name="P14">URI</text:p>
      <table:table table:name="Table1" table:style-name="Table1">
        <table:table-column table:style-name="Table1.A"/>
        <table:table-column table:style-name="Table1.B"/>
        <table:table-column table:style-name="Table1.C"/>
        <table:table-row>
          <table:table-cell table:style-name="Table1.A1" office:value-type="string">
            <text:p text:style-name="P32">HTTP METHODS</text:p>
          </table:table-cell>
          <table:table-cell table:style-name="Table1.A1" office:value-type="string">
            <text:p text:style-name="P32">Collection resource, such as <text:span text:style-name="Source_20_Text"><text:span text:style-name="T40">https://api.example.com/collection/</text:span></text:span></text:p>
          </table:table-cell>
          <table:table-cell table:style-name="Table1.A1" office:value-type="string">
            <text:p text:style-name="P32">Member resource, such as <text:span text:style-name="Source_20_Text"><text:span text:style-name="T40">https://api.example.com/collection/item3</text:span></text:span></text:p>
          </table:table-cell>
        </table:table-row>
        <table:table-row>
          <table:table-cell table:style-name="Table1.A1" office:value-type="string">
            <text:p text:style-name="P32">GET</text:p>
          </table:table-cell>
          <table:table-cell table:style-name="Table1.B2" office:value-type="string">
            <text:p text:style-name="Table_20_Contents"><text:span text:style-name="T33">Retrieve</text:span> the URIs of the member resources of the collection resource in the <text:soft-page-break/>response body.</text:p>
          </table:table-cell>
          <table:table-cell table:style-name="Table1.C2" office:value-type="string">
            <text:p text:style-name="Table_20_Contents"><text:span text:style-name="T33">Retrieve</text:span> representation of the member resource in the response body.</text:p>
          </table:table-cell>
        </table:table-row>
        <table:table-row>
          <table:table-cell table:style-name="Table1.A1" office:value-type="string">
            <text:p text:style-name="P32">POST</text:p>
          </table:table-cell>
          <table:table-cell table:style-name="Table1.B3" office:value-type="string">
            <text:p text:style-name="Table_20_Contents"><text:span text:style-name="T33">Create</text:span> a member resource in the collection resource using the instructions in the request body. The URI of the created member resource is <text:span text:style-name="T33">automatically assigned</text:span> and returned in the response <text:span text:style-name="T33">Location</text:span> header field.</text:p>
          </table:table-cell>
          <table:table-cell table:style-name="Table1.C3" office:value-type="string">
            <text:p text:style-name="Table_20_Contents"><text:span text:style-name="T33">Create</text:span> a member resource in the member resource using the instructions in the request body. The URI of the created member resource is <text:span text:style-name="T33">automatically assigned</text:span> and returned in the response <text:span text:style-name="T33">Location</text:span> header field.</text:p>
          </table:table-cell>
        </table:table-row>
        <table:table-row>
          <table:table-cell table:style-name="Table1.A1" office:value-type="string">
            <text:p text:style-name="P32">PUT</text:p>
          </table:table-cell>
          <table:table-cell table:style-name="Table1.B4" office:value-type="string">
            <text:p text:style-name="Table_20_Contents"><text:span text:style-name="T33">Replace</text:span> all the representations of the member resources of the collection resource with the representation in the request body, or <text:span text:style-name="T33">create</text:span> the collection resource if it does not exist.</text:p>
          </table:table-cell>
          <table:table-cell table:style-name="Table1.C4" office:value-type="string">
            <text:p text:style-name="Table_20_Contents"><text:span text:style-name="T33">Replace</text:span> all the representations of the member resource or <text:span text:style-name="T33">create</text:span> the member resource if it does not exist, with the representation in the request body.</text:p>
          </table:table-cell>
        </table:table-row>
        <table:table-row>
          <table:table-cell table:style-name="Table1.A1" office:value-type="string">
            <text:p text:style-name="P32">PATCH</text:p>
          </table:table-cell>
          <table:table-cell table:style-name="Table1.B5" office:value-type="string">
            <text:p text:style-name="Table_20_Contents"><text:span text:style-name="T33">Update</text:span> all the representations of the member resources of the collection resource using the instructions in the request body, or <text:span text:style-name="T33">may create</text:span> the collection resource if it does not exist.</text:p>
          </table:table-cell>
          <table:table-cell table:style-name="Table1.C5" office:value-type="string">
            <text:p text:style-name="Table_20_Contents"><text:span text:style-name="T33">Update</text:span> all the representations of the member resource, or <text:span text:style-name="T33">may create</text:span> the member resource if it does not exist, using the instructions in the request body.</text:p>
          </table:table-cell>
        </table:table-row>
        <table:table-row>
          <table:table-cell table:style-name="Table1.A1" office:value-type="string">
            <text:p text:style-name="P32">DELETE</text:p>
          </table:table-cell>
          <table:table-cell table:style-name="Table1.B6" office:value-type="string">
            <text:p text:style-name="Table_20_Contents"><text:span text:style-name="T33">Delete</text:span> all the representations of the member resources of the collection resource.</text:p>
          </table:table-cell>
          <table:table-cell table:style-name="Table1.C6" office:value-type="string">
            <text:p text:style-name="Table_20_Contents"><text:span text:style-name="T33">Delete</text:span> all the representations of the member resource.</text:p>
          </table:table-cell>
        </table:table-row>
      </table:table>
      <text:p text:style-name="P7"><text:span text:style-name="Strong_20_Emphasis"><text:span text:style-name="T36"/></text:span></text:p>
      <text:p text:style-name="P7"><text:span text:style-name="Strong_20_Emphasis"><text:span text:style-name="T36"/></text:span></text:p>
      <text:p text:style-name="P7"><text:span text:style-name="Strong_20_Emphasis"><text:span text:style-name="T36"/></text:span></text:p>
      <text:p text:style-name="P7"><text:span text:style-name="Strong_20_Emphasis"><text:span text:style-name="T30">1) Explain what is REST and RESTFUL?</text:span></text:span></text:p>
      <text:p text:style-name="P7"><text:span text:style-name="Strong_20_Emphasis"><text:span text:style-name="T39"/></text:span></text:p>
      <text:p text:style-name="P7"><text:span text:style-name="Strong_20_Emphasis"><text:span text:style-name="T39"/></text:span></text:p>
      <text:p text:style-name="P7"><text:span text:style-name="Strong_20_Emphasis"><text:span text:style-name="T39"/></text:span></text:p>
      <text:p text:style-name="P8"><text:span text:style-name="Strong_20_Emphasis"><text:span text:style-name="T31">REST represents REpresentational State Transfer; </text:span></text:span></text:p>
      <text:p text:style-name="P8"><text:span text:style-name="Strong_20_Emphasis"><text:span text:style-name="T31"/></text:span></text:p>
      <text:p text:style-name="P8"><text:span text:style-name="Strong_20_Emphasis"><text:span text:style-name="T31">it is a relatively new aspect of writing web API.</text:span></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RESTFUL is referred for web services written by applying REST architectural concept are called RESTful services, </text:span></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30">4) Mention what are the HTTP methods supported by REST?</text:span></text:span></text:p>
      <text:p text:style-name="P18">HTTP methods supported by REST are:</text:p>
      <text:list xml:id="list2798726543" text:style-name="L3">
        <text:list-item>
          <text:p text:style-name="P66"><text:span text:style-name="Strong_20_Emphasis"><text:span text:style-name="T6">GET: </text:span></text:span><text:span text:style-name="T7">It requests a resource at the request URL. It should not contain a request body as it will be discarded. Maybe it can be cached locally or on the server.</text:span></text:p>
        </text:list-item>
        <text:list-item>
          <text:p text:style-name="P66"><text:span text:style-name="Strong_20_Emphasis"><text:span text:style-name="T6">POST: </text:span></text:span><text:span text:style-name="T7">It submits information to the service for processing; it should typically return the modified or new resource</text:span></text:p>
        </text:list-item>
        <text:list-item>
          <text:p text:style-name="P66"><text:soft-page-break/><text:span text:style-name="Strong_20_Emphasis"><text:span text:style-name="T6">PUT: </text:span></text:span><text:span text:style-name="T7">At the request URL it update the resource</text:span></text:p>
        </text:list-item>
        <text:list-item>
          <text:p text:style-name="P66"><text:span text:style-name="Strong_20_Emphasis"><text:span text:style-name="T6">DELETE: </text:span></text:span><text:span text:style-name="T7">At the request URL it removes the resource</text:span></text:p>
        </text:list-item>
        <text:list-item>
          <text:p text:style-name="P66"><text:span text:style-name="Strong_20_Emphasis"><text:span text:style-name="T6">OPTIONS: </text:span></text:span><text:span text:style-name="T7">It indicates which techniques are supported</text:span></text:p>
        </text:list-item>
        <text:list-item>
          <text:p text:style-name="P69"><text:span text:style-name="Strong_20_Emphasis"><text:span text:style-name="T6">HEAD: </text:span></text:span><text:span text:style-name="T7">About the request URL it returns meta information</text:span></text:p>
        </text:list-item>
      </text:list>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30">5) Mention whether you can use GET request instead of PUT to create a resource?</text:span></text:span></text:p>
      <text:p text:style-name="P18">No, you are not supposed to use PUT for GET. GET operations should only have view rights, while PUT resource is used for updating a data.</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31"/></text:span></text:p>
      <text:p text:style-name="P15"><text:span text:style-name="Strong_20_Emphasis"><text:span text:style-name="T31"/></text:span></text:p>
      <text:p text:style-name="P15"><text:span text:style-name="Strong_20_Emphasis"><text:span text:style-name="T31"/></text:span></text:p>
      <text:p text:style-name="P15"><text:span text:style-name="Strong_20_Emphasis"><text:span text:style-name="T30">6) Mention what are resources in a REST architecture?</text:span></text:span></text:p>
      <text:p text:style-name="P18">Resources are identified by logical URLs; it is the key element of a RESTful design. Unlike, SOAP web services in REST, you view the product data as a resource and this resource should contain all the required informatio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30">7) Mention some key characteristics of REST?</text:span></text:span></text:p>
      <text:p text:style-name="P18">Some key characteristics of REST includes</text:p>
      <text:list xml:id="list3732508917" text:style-name="L4">
        <text:list-item>
          <text:p text:style-name="P60">REST is stateless, therefore the SERVER has no state (or session data)</text:p>
        </text:list-item>
        <text:list-item>
          <text:p text:style-name="P60">With a well-applied REST API, the server could be restarted between two calls as every data is passed to the server</text:p>
        </text:list-item>
        <text:list-item>
          <text:p text:style-name="P70">Web service mostly uses POST method to make operations, whereas REST uses GET to access resources</text:p>
        </text:list-item>
      </text:list>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oft-page-break/><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46">Q #1) What is your understanding of what are RESTful web services?</text:span></text:span></text:p>
      <text:p text:style-name="P21"/>
      <text:p text:style-name="P21">RESTful web services use web protocol i.e. HTTP protocol method. They have the feature like scalability, maintainability, help multiple application communication built on various programming languages etc.</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44">RESTful web service implementation defines the method of accessing various resources which are required by the client and he has sent the request to the server through the web browser. The important aspects of this implementation include:</text:span></text:span></text:p>
      <text:list xml:id="list1742432191" text:style-name="L5">
        <text:list-item>
          <text:p text:style-name="P46">Resources</text:p>
        </text:list-item>
        <text:list-item>
          <text:p text:style-name="P46">Request Headers</text:p>
        </text:list-item>
        <text:list-item>
          <text:p text:style-name="P46">Request Body</text:p>
        </text:list-item>
        <text:list-item>
          <text:p text:style-name="P46">Response Body</text:p>
        </text:list-item>
        <text:list-item>
          <text:p text:style-name="P46">Status codes</text:p>
        </text:list-item>
      </text:list>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46">Q #2) Name the protocol which is used by RESTful web services.</text:span></text:span></text:p>
      <text:p text:style-name="P8"><text:span text:style-name="Strong_20_Emphasis"><text:span text:style-name="T32"/></text:span></text:p>
      <text:p text:style-name="P8"><text:span text:style-name="Strong_20_Emphasis"><text:span text:style-name="T32"/></text:span></text:p>
      <text:p text:style-name="P8"><text:span text:style-name="Strong_20_Emphasis"><text:span text:style-name="T32"/></text:span></text:p>
      <text:p text:style-name="P8"><text:span text:style-name="Strong_20_Emphasis"><text:span text:style-name="T45">RESTful web services use a famous web protocol i.e. HTTP protocol. This serves as a medium of data communication between client and server. HTTP standard methods are used to access resources in RESTful web service architecture.</text:span></text:span></text:p>
      <text:p text:style-name="P8"><text:span text:style-name="Strong_20_Emphasis"><text:span text:style-name="T32"/></text:span></text:p>
      <text:p text:style-name="P8"><text:span text:style-name="Strong_20_Emphasis"><text:span text:style-name="T32"/></text:span></text:p>
      <text:p text:style-name="P8"><text:span text:style-name="Strong_20_Emphasis"><text:span text:style-name="T32"/></text:span></text:p>
      <text:p text:style-name="P15"><text:span text:style-name="Strong_20_Emphasis"><text:span text:style-name="T46">Q #3) Explain the term ‘Addressing’ with respect to RESTful WEB service.</text:span></text:span></text:p>
      <text:list xml:id="list2896496701" text:style-name="L6">
        <text:list-item>
          <text:p text:style-name="P61">Just like we require address with postal code to reach any person, in the same way, ‘Addressing’ locates resources that are present on the server for the purpose of hosting web services. </text:p>
          <text:p text:style-name="P61"/>
        </text:list-item>
        <text:list-item>
          <text:p text:style-name="P61">This is usually done with URI i.e. Unified Resource Identifier.</text:p>
        </text:list-item>
      </text:list>
      <text:p text:style-name="P8"><text:span text:style-name="Strong_20_Emphasis"><text:span text:style-name="T46"/></text:span></text:p>
      <text:p text:style-name="P8"><text:span text:style-name="Strong_20_Emphasis"><text:span text:style-name="T46"/></text:span></text:p>
      <text:p text:style-name="P8"><text:span text:style-name="Strong_20_Emphasis"><text:span text:style-name="T46"/></text:span></text:p>
      <text:p text:style-name="P8"><text:span text:style-name="Strong_20_Emphasis"><text:span text:style-name="T46"/></text:span></text:p>
      <text:p text:style-name="P8"><text:span text:style-name="Strong_20_Emphasis"><text:span text:style-name="T46"/></text:span></text:p>
      <text:p text:style-name="P8"><text:soft-page-break/><text:span text:style-name="Strong_20_Emphasis"><text:span text:style-name="T46"/></text:span></text:p>
      <text:p text:style-name="P15"><text:span text:style-name="Strong_20_Emphasis"><text:span text:style-name="T46">Q #4) Enlist features of RESTful web services.</text:span></text:span></text:p>
      <text:p text:style-name="P21">Every RESTful web services should have following features and characteristics that are enlisted below:</text:p>
      <text:p text:style-name="P21"/>
      <text:list xml:id="list3689187243" text:style-name="L7">
        <text:list-item>
          <text:p text:style-name="P62">Based on the Client Server representation.</text:p>
          <text:p text:style-name="P62"/>
        </text:list-item>
        <text:list-item>
          <text:p text:style-name="P62">Use of HTTP protocol for performing functions like fetching data from the web service, retrieving resources, execution of any query, etc.</text:p>
          <text:p text:style-name="P62"/>
        </text:list-item>
        <text:list-item>
          <text:p text:style-name="P62">The communication between the server and client is performed through the medium known as ‘messaging’.</text:p>
          <text:p text:style-name="P62"/>
        </text:list-item>
        <text:list-item>
          <text:p text:style-name="P62">Addressing of resources available on the server through URIs.</text:p>
          <text:p text:style-name="P62"/>
        </text:list-item>
        <text:list-item>
          <text:p text:style-name="P62">Based on the concept of statelessness where every client request and the response is independent of the other with complete assurance of providing required information.</text:p>
          <text:p text:style-name="P62"/>
        </text:list-item>
        <text:list-item>
          <text:p text:style-name="P62">Uses the concept of caching</text:p>
          <text:p text:style-name="P62"/>
        </text:list-item>
        <text:list-item>
          <text:p text:style-name="P62">Works on Uniform interface.</text:p>
        </text:list-item>
      </text:list>
      <text:p text:style-name="P8"><text:span text:style-name="Strong_20_Emphasis"><text:span text:style-name="T46"/></text:span></text:p>
      <text:p text:style-name="P8"><text:span text:style-name="Strong_20_Emphasis"><text:span text:style-name="T46"/></text:span></text:p>
      <text:p text:style-name="P8"><text:span text:style-name="Strong_20_Emphasis"><text:span text:style-name="T46"/></text:span></text:p>
      <text:p text:style-name="P16"><text:span text:style-name="Strong_20_Emphasis"><text:span text:style-name="T23">Q #6) What are the core components of HTTP request and HTTP response?</text:span></text:span></text:p>
      <text:p text:style-name="P16"><text:line-break/><text:span text:style-name="Strong_20_Emphasis"><text:span text:style-name="T26">The core components that come under HTTP Request are:</text:span></text:span></text:p>
      <text:p text:style-name="P16"><text:span text:style-name="Strong_20_Emphasis"><text:span text:style-name="T26"/></text:span></text:p>
      <text:list xml:id="list2192895742" text:style-name="L8">
        <text:list-item>
          <text:p text:style-name="P67"><text:span text:style-name="Strong_20_Emphasis"><text:span text:style-name="T28">Verb: </text:span></text:span><text:span text:style-name="T24">Includes methods like GET, PUT, POST, etc.</text:span></text:p>
        </text:list-item>
        <text:list-item>
          <text:p text:style-name="P63">Uniform Resource Identifier for identifying the resources available on the server.</text:p>
        </text:list-item>
        <text:list-item>
          <text:p text:style-name="P63">HTTP Version for specifying the HTTP version.</text:p>
        </text:list-item>
        <text:list-item>
          <text:p text:style-name="P63">HTTP Request header for containing the information about the data.</text:p>
        </text:list-item>
        <text:list-item>
          <text:p text:style-name="P63">HTTP Request body that contains the representation of the resources in use.</text:p>
        </text:list-item>
      </text:list>
      <text:p text:style-name="P35"/>
      <text:p text:style-name="P35"><text:span text:style-name="Strong_20_Emphasis"><text:span text:style-name="T43">The core components that come under HTTP Response are:</text:span></text:span></text:p>
      <text:p text:style-name="P35"><text:span text:style-name="Strong_20_Emphasis"><text:span text:style-name="T43"/></text:span></text:p>
      <text:list xml:id="list1063406272" text:style-name="L9">
        <text:list-item>
          <text:p text:style-name="P68"><text:span text:style-name="Strong_20_Emphasis"><text:span text:style-name="T27">Request Code:</text:span></text:span><text:span text:style-name="T24"> This contains various codes which determine the status of the server response.</text:span></text:p>
        </text:list-item>
        <text:list-item>
          <text:p text:style-name="P64">HTTP Version for specifying the HTTP version.</text:p>
        </text:list-item>
        <text:list-item>
          <text:p text:style-name="P64">HTTP Response header for containing the information about the data.</text:p>
        </text:list-item>
        <text:list-item>
          <text:p text:style-name="P64">HTTP Response body that contains the representation of the resources in use.</text:p>
        </text:list-item>
      </text:list>
      <text:p text:style-name="P35"/>
      <text:list xml:id="list155209530949546" text:continue-list="list2192895742" text:style-name="L8">
        <text:list-header>
          <text:p text:style-name="P42"><text:span text:style-name="Strong_20_Emphasis"><text:span text:style-name="T23"/></text:span></text:p>
        </text:list-header>
      </text:list>
      <text:p text:style-name="P8"><text:span text:style-name="Strong_20_Emphasis"><text:span text:style-name="T31"/></text:span></text:p>
      <text:p text:style-name="P8"><text:soft-page-break/><text:span text:style-name="Strong_20_Emphasis"><text:span text:style-name="T32"/></text:span></text:p>
      <text:p text:style-name="P8"><text:span text:style-name="Strong_20_Emphasis"><text:span text:style-name="T46">Q #7) Explain the term ‘Statelessness’ with respect to RESTful WEB service.</text:span></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44">lient’s application is never stored on the server and is passed on.</text:span></text:span></text:p>
      <text:p text:style-name="P8"><text:span text:style-name="Strong_20_Emphasis"><text:span text:style-name="T31"/></text:span></text:p>
      <text:p text:style-name="P8"><text:span text:style-name="Strong_20_Emphasis"><text:span text:style-name="T44">In this process, the clients send all the information that is required for the server to fulfill the HTTP request that has been sent.</text:span></text:span></text:p>
      <text:p text:style-name="P8"><text:span text:style-name="Strong_20_Emphasis"><text:span text:style-name="T31"/></text:span></text:p>
      <text:p text:style-name="P15"><text:span text:style-name="Strong_20_Emphasis"><text:span text:style-name="T44">Thus every client request and the response is independent of the other with complete assurance of providing required information.</text:span></text:span></text:p>
      <text:p text:style-name="Text_20_body"><text:line-break/><text:span text:style-name="Strong_20_Emphasis"><text:span text:style-name="T25">Every client passes a ‘session identifier’ which also acts as an identifier for each session.</text:span></text:span></text:p>
      <text:p text:style-name="Text_20_body"><text:span text:style-name="Strong_20_Emphasis"><text:span text:style-name="T25"/></text:span></text:p>
      <text:p text:style-name="Text_20_body"><text:line-break/><text:span text:style-name="Strong_20_Emphasis"><text:span text:style-name="T23">Q #8) Enlist advantages and disadvantages of ‘Statelessness’.</text:span></text:span></text:p>
      <text:p text:style-name="P21">In the above question, we have understood the meaning of statelessness with respect to the client-server communication. Now, let us see some of its advantages and disadvantages.</text:p>
      <text:p text:style-name="P22"><text:span text:style-name="Strong_20_Emphasis"><text:span text:style-name="T28">Advantages:</text:span></text:span></text:p>
      <text:list xml:id="list603210198" text:style-name="L10">
        <text:list-item>
          <text:p text:style-name="P47">Every method required for communication is identified as an independent method i.e. there are no dependencies to other methods.</text:p>
        </text:list-item>
        <text:list-item>
          <text:p text:style-name="P47">Any previous communication with the client and server is not maintained and thus the whole process is very much simplified.</text:p>
        </text:list-item>
        <text:list-item>
          <text:p text:style-name="P47">If any information or metadata used earlier in required in another method, then the client sends again that information with HTTP request.</text:p>
        </text:list-item>
        <text:list-item>
          <text:p text:style-name="P47">HTTP protocol and REST web service, both shares the feature of statelessness.</text:p>
        </text:list-item>
      </text:list>
      <text:p text:style-name="P22"><text:span text:style-name="Strong_20_Emphasis"><text:span text:style-name="T28">Disadvantages:</text:span></text:span></text:p>
      <text:list xml:id="list1968715583" text:style-name="L11">
        <text:list-item>
          <text:p text:style-name="P48">In every HTTP request from the client, the availability of some information regarding the client state is required by the web service.</text:p>
        </text:list-item>
      </text:list>
      <text:p text:style-name="Text_20_body"><text:span text:style-name="Strong_20_Emphasis"><text:span text:style-name="T8"/></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8"><text:soft-page-break/><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46">Q #9) Enlist some important constraints for RESTful web services.</text:span></text:span></text:p>
      <text:p text:style-name="P21">Every constraint has positive as well as negative impacts and to produce an overall architecture, there should be the balance between both of them. Below mentioned are some important constraints for RESTful web service:</text:p>
      <text:section text:style-name="Sect1" text:name="quads-ad2">
        <text:p text:style-name="P30"/>
        <text:section text:style-name="Sect1" text:name="bsa-zone_1565990159756-3_123456">
          <text:p text:style-name="P30"/>
        </text:section>
      </text:section>
      <text:list xml:id="list4084315500" text:style-name="L12">
        <text:list-item>
          <text:p text:style-name="P49">There should be separate concerns for each server and client which will help to maintain the modularity within the application. This will also reduce the complexity and increase the scalability.</text:p>
        </text:list-item>
        <text:list-item>
          <text:p text:style-name="P49">The client-server communication should be stateless, which means no previous information is used and the complete execution is done in isolation. In cases of failure, it also helps the client to recover.</text:p>
        </text:list-item>
        <text:list-item>
          <text:p text:style-name="P49">In client-server communication, the HTTP response should be cacheable so that when required cached copy can be used which in turn enhances the scalability and performance of the server.</text:p>
        </text:list-item>
        <text:list-item>
          <text:p text:style-name="P49">The fourth constraint is the uniform interface which allows client-server interaction to be easily understood. This constraint is further divided into four sub-constraints as:</text:p>
          <text:list>
            <text:list-item>
              <text:p text:style-name="P49">Resource Identification</text:p>
            </text:list-item>
            <text:list-item>
              <text:p text:style-name="P49">Resource manipulation</text:p>
            </text:list-item>
            <text:list-item>
              <text:p text:style-name="P49">Each message is easily understood and is self-descriptive.</text:p>
            </text:list-item>
            <text:list-item>
              <text:p text:style-name="P49">Hypermedia, which is defined as the text with hyperlinks and when clicked it moves to another application state.</text:p>
            </text:list-item>
          </text:list>
        </text:list-item>
        <text:list-item>
          <text:p text:style-name="P49">Client-server communication should be done on a layered system and thus the client should only have knowledge about the intermediate level with which communication is being done,</text:p>
        </text:list-item>
      </text:list>
      <text:p text:style-name="P8"><text:span text:style-name="Strong_20_Emphasis"><text:span text:style-name="T31"/></text:span></text:p>
      <text:p text:style-name="P8"><text:span text:style-name="Strong_20_Emphasis"><text:span text:style-name="T31"/></text:span></text:p>
      <text:p text:style-name="P8"><text:span text:style-name="Strong_20_Emphasis"><text:span text:style-name="T31"/></text:span></text:p>
      <text:p text:style-name="P15"><text:span text:style-name="Strong_20_Emphasis"><text:span text:style-name="T46">Q #10) What is a ‘Resource’?</text:span></text:span></text:p>
      <text:p text:style-name="P21">Just like the ‘Object’ instance, we have learned in object orient programming Language, in the same way, ‘Resource’ is defined as an object of a type which can be an image, HTML file, text data, and any type of dynamic data. There are varieties of representation formats available in order to represent a resource.</text:p>
      <text:p text:style-name="P22"><text:span text:style-name="Strong_20_Emphasis"><text:span text:style-name="T28">Some most common are enlisted below:</text:span></text:span></text:p>
      <text:list xml:id="list747538450" text:style-name="L13">
        <text:list-item>
          <text:p text:style-name="P50">JSON</text:p>
        </text:list-item>
        <text:list-item>
          <text:p text:style-name="P50">YAML</text:p>
        </text:list-item>
        <text:list-item>
          <text:p text:style-name="P50">XML</text:p>
        </text:list-item>
        <text:list-item>
          <text:p text:style-name="P50">HTML</text:p>
        </text:list-item>
      </text:list>
      <text:p text:style-name="P8"><text:span text:style-name="Strong_20_Emphasis"><text:span text:style-name="T31">.</text:span></text:span></text:p>
      <text:p text:style-name="P8"><text:span text:style-name="Strong_20_Emphasis"><text:span text:style-name="T31"/></text:span></text:p>
      <text:p text:style-name="P15"><text:soft-page-break/><text:span text:style-name="Strong_20_Emphasis"><text:span text:style-name="T46">Q #15) What are the best practices that are to be followed while designing RESTful web services?</text:span></text:span></text:p>
      <text:p text:style-name="P21">To design a secure RESTful web service, there are some best practices or say points that should be considered. These are explained as follows:</text:p>
      <text:list xml:id="list2999339015" text:style-name="L14">
        <text:list-item>
          <text:p text:style-name="P51">Every input on the server should be validated.</text:p>
        </text:list-item>
        <text:list-item>
          <text:p text:style-name="P51">Input should be well formed.</text:p>
        </text:list-item>
        <text:list-item>
          <text:p text:style-name="P51">Never pass any sensitive data through URL.</text:p>
        </text:list-item>
        <text:list-item>
          <text:p text:style-name="P51">For any session, the user should be authenticated.</text:p>
        </text:list-item>
        <text:list-item>
          <text:p text:style-name="P51">Only HTTP error messages should be used for indicating any fault.</text:p>
        </text:list-item>
        <text:list-item>
          <text:p text:style-name="P51">Use message format that is easily understood and is required by the client.</text:p>
        </text:list-item>
        <text:list-item>
          <text:p text:style-name="P51">Unified Resource Identifier should be descriptive and easily understood.</text:p>
        </text:list-item>
      </text:list>
      <text:p text:style-name="Text_20_body"><text:line-break/></text:p>
      <text:p text:style-name="Text_20_body"><text:span text:style-name="Strong_20_Emphasis"><text:span text:style-name="T8"/></text:span></text:p>
      <text:p text:style-name="Text_20_body"><text:span text:style-name="Strong_20_Emphasis"><text:span text:style-name="T23">Q #17) Enlist some of the HTTP methods with description.</text:span></text:span></text:p>
      <text:p text:style-name="P21">Mentioned below is the list of HTTP methods with their descriptions:</text:p>
      <text:list xml:id="list525955164" text:style-name="L15">
        <text:list-item>
          <text:p text:style-name="P53"><text:span text:style-name="Strong_20_Emphasis"><text:span text:style-name="T28">GET:</text:span></text:span><text:span text:style-name="T24"> This is a read only operation which fetches the list of users on the server.</text:span></text:p>
        </text:list-item>
        <text:list-item>
          <text:p text:style-name="P53"><text:span text:style-name="Strong_20_Emphasis"><text:span text:style-name="T28">PUT:</text:span></text:span><text:span text:style-name="T24"> This operation is used for the creation of any new resource on the server.</text:span></text:p>
        </text:list-item>
        <text:list-item>
          <text:p text:style-name="P53"><text:span text:style-name="Strong_20_Emphasis"><text:span text:style-name="T28">POST:</text:span></text:span><text:span text:style-name="T24"> This operation is used for updating an old resource or for creating a new resource.</text:span></text:p>
        </text:list-item>
        <text:list-item>
          <text:p text:style-name="P53"><text:span text:style-name="Strong_20_Emphasis"><text:span text:style-name="T28">DELETE:</text:span></text:span><text:span text:style-name="T24"> As the name suggests, this operation is used for deleting any resource on the server.</text:span></text:p>
        </text:list-item>
        <text:list-item>
          <text:p text:style-name="P53"><text:span text:style-name="Strong_20_Emphasis"><text:span text:style-name="T28">OPTIONS:</text:span></text:span><text:span text:style-name="T24"> This operation fetches the list of any supported options of resources that are available on the server.</text:span></text:p>
        </text:list-item>
      </text:list>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23">Q #20) What are HTTP status codes? Enlist few with meaning.</text:span></text:span></text:p>
      <text:p text:style-name="P21">HTTP status codes basically are the representation of the status of the task that has been performed on the server, with the mode of some codes. Every code has their own meaning.</text:p>
      <text:p text:style-name="P22"><text:span text:style-name="Strong_20_Emphasis"><text:span text:style-name="T28">Some of the HTTP status codes with their meaning are as follows:</text:span></text:span></text:p>
      <text:list xml:id="list4195645053" text:style-name="L16">
        <text:list-item>
          <text:p text:style-name="P54"><text:span text:style-name="Strong_20_Emphasis"><text:span text:style-name="T28">Code 200: </text:span></text:span><text:span text:style-name="T24">This indicates success.</text:span></text:p>
        </text:list-item>
        <text:list-item>
          <text:p text:style-name="P54"><text:span text:style-name="Strong_20_Emphasis"><text:span text:style-name="T28">Code 201: </text:span></text:span><text:span text:style-name="T24">This indicates resource has been successfully created.</text:span></text:p>
        </text:list-item>
        <text:list-item>
          <text:p text:style-name="P54"><text:span text:style-name="Strong_20_Emphasis"><text:span text:style-name="T28">Code 204: </text:span></text:span><text:span text:style-name="T24">This indicates that there is no content in the response body.</text:span></text:p>
        </text:list-item>
        <text:list-item>
          <text:p text:style-name="P54"><text:span text:style-name="Strong_20_Emphasis"><text:span text:style-name="T28">Code 404: </text:span></text:span><text:span text:style-name="T24">This indicates that there is no method available.</text:span></text:p>
        </text:list-item>
      </text:list>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oft-page-break/><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18">What does REST stand for? </text:span></text:span><text:span text:style-name="Strong_20_Emphasis"><text:span text:style-name="T16">(answer)</text:span></text:span><text:span text:style-name="Strong_20_Emphasis"><text:span text:style-name="T8"><text:line-break/></text:span></text:span><text:span text:style-name="Strong_20_Emphasis"><text:span text:style-name="T16">REST stands for REpresentational State Transfer, which uses HTTP protocol to send data from client to server e.g. a book in the server can be delivered to the client using JSON or XML.</text:span></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18">Is REST normally stateless?</text:span></text:span><text:span text:style-name="Strong_20_Emphasis"><text:span text:style-name="T8"><text:line-break/></text:span></text:span><text:span text:style-name="Strong_20_Emphasis"><text:span text:style-name="T16">Yes, REST API should be stateless because it is based on HTTP which is also stateless. A Request in REST API should contain all the details required it to process i.e. it should not rely on previous or next request or some data maintained at the server end e.g. Sessions. REST specification put a constraint to make it stateless and you should keep that in mind while designing your REST API.</text:span></text:span></text:p>
      <text:p text:style-name="Text_20_body"><text:span text:style-name="Strong_20_Emphasis"><text:span text:style-name="T16"/></text:span></text:p>
      <text:p text:style-name="Text_20_body"><text:span text:style-name="Strong_20_Emphasis"><text:span text:style-name="T16"/></text:span></text:p>
      <text:p text:style-name="Text_20_body"><text:span text:style-name="Strong_20_Emphasis"><text:span text:style-name="T16"/></text:span></text:p>
      <text:p text:style-name="Text_20_body"><text:span text:style-name="Strong_20_Emphasis"><text:span text:style-name="T16"/></text:span></text:p>
      <text:p text:style-name="Standard"><text:span text:style-name="Strong_20_Emphasis"><text:span text:style-name="T18">What does @RequestMapping annotation do?</text:span></text:span><text:span text:style-name="Strong_20_Emphasis"><text:span text:style-name="T16"><text:line-break/>The @RequestMapping annotation is used to map web requests to Spring Controller methods. You can map request based upon HTTP methods  e.g. GET and POST and various other parameters. For examples, if you are developing RESTful Web Service using Spring then you can use produces and consumes property along with media type annotation to indicate that this method is only used to produce or consumers JSON as shown below:</text:span></text:span></text:p>
      <text:p text:style-name="P31">@RequestMapping (<text:span text:style-name="T47">method</text:span> <text:span text:style-name="T48">=</text:span> RequestMethod.POST, consumes<text:span text:style-name="T48">=</text:span><text:span text:style-name="T50">"application/json"</text:span>)</text:p>
      <text:p text:style-name="P36"><text:span text:style-name="T48">public</text:span> Book save(@RequestBody Book aBook) {</text:p>
      <text:p text:style-name="P37"><text:s text:c="3"/><text:span text:style-name="T49">return</text:span><text:span text:style-name="T51"> bookRepository.save(aBook);</text:span></text:p>
      <text:p text:style-name="P38">}</text:p>
      <text:p text:style-name="P55"/>
      <text:p text:style-name="P55"/>
      <text:p text:style-name="P55"/>
      <text:p text:style-name="P55"/>
      <text:p text:style-name="P55"/>
      <text:p text:style-name="P55"><text:soft-page-break/></text:p>
      <text:p text:style-name="P25"><text:span text:style-name="T17">Is @Controller a stereotype? Is @RestController a stereotype? </text:span><text:span text:style-name="T15"><text:line-break/>Yes, both @Controller and @RestController are stereotypes.</text:span></text:p>
      <text:p text:style-name="P56"/>
      <text:p text:style-name="P56"/>
      <text:p text:style-name="P56">The @Controller is actually a specialization of Spring's @Component stereotype annotation. This means that class annotated with @Controller will also be automatically be detected by Spring container as part of container's component scanning process.<text:line-break/><text:line-break/>And, @RestController is a specialization of @Controller for RESTful web service. It not only combines @ResponseBody and @Controller annotation but also gives more meaning to your controller class to clearly indicate that it deals with RESTful requests.<text:line-break/><text:line-break/>Spring Framework may also use this annotation to provide some more useful features related to REST API development in future.</text:p>
      <text:p text:style-name="P56"/>
      <text:p text:style-name="P56"/>
      <text:p text:style-name="P56"/>
      <text:p text:style-name="P56"/>
      <text:p text:style-name="P25"><text:span text:style-name="T17">When do you need @ResponseBody annotation in Spring MVC? </text:span><text:span text:style-name="T15">(</text:span><text:a xlink:type="simple" xlink:href="http://javarevisited.blogspot.sg/2018/01/7-reasons-for-using-spring-to-develop-RESTful-web-service.html#axzz55a8rTeu7" office:target-frame-name="_blank" xlink:show="new" text:style-name="Internet_20_link" text:visited-style-name="Visited_20_Internet_20_Link"><text:span text:style-name="T29">answer</text:span></text:a><text:span text:style-name="T15">)<text:line-break/>The @ResponseBody annotation can be put on a method to indicates that the return type should be written directly to the HTTP response body (and not placed in a Model, or interpreted as a view name).<text:line-break/><text:line-break/>For example:<text:line-break/><text:line-break/>@RequestMapping(path = "/hello", method = RequestMethod.PUT)<text:line-break/>@ResponseBody<text:line-break/>public String helloWorld() {<text:line-break/>   return "Hello World";<text:line-break/>}<text:line-break/><text:line-break/>Alternatively, you can also use @RestController annotation instead of @Controller annotation. This will remove the need for using @ResponseBody because as discussed in the previous answer, it comes automatically with @RestController annotation.</text:span></text:p>
      <text:p text:style-name="P56"/>
      <text:p text:style-name="P56"/>
      <text:p text:style-name="P56"/>
      <text:p text:style-name="P56"/>
      <text:p text:style-name="P25"><text:soft-page-break/><text:span text:style-name="T17">What does @PathVariable do in Spring MVC? Why it's useful in REST with Spring? </text:span><text:span text:style-name="T15">(</text:span><text:a xlink:type="simple" xlink:href="http://javarevisited.blogspot.sg/2017/10/differences-between-requestparam-and-pathvariable-annotations-spring-mvc.html" office:target-frame-name="_blank" xlink:show="new" text:style-name="Internet_20_link" text:visited-style-name="Visited_20_Internet_20_Link"><text:span text:style-name="T29">answer</text:span></text:a><text:span text:style-name="T15">)<text:line-break/>It's one of the useful annotations from Spring MVC which allows you to read values from URI like query parameter. It's particularly useful in case of creating RESTful web service using Spring because in REST resource identifiers are part of URI.This questions is normally asked to experienced Spring MVC developers e.g. 4 to 6 years of experience.<text:line-break/><text:line-break/>For example, in the URL http://myapp.com/books/101 if you want to extract 101 the id, then you can use @PathVariable annotation of Spring MVC.  If you are not familiar with Spring MVC annotations then </text:span><text:a xlink:type="simple" xlink:href="https://click.linksynergy.com/fs-bin/click?id=JVFxdTr9V80&amp;subid=0&amp;offerid=323058.1&amp;type=10&amp;tmpid=14538&amp;RD_PARM1=https%3A%2F%2Fwww.udemy.com%2Fspring-mvc-tutorial-for-beginners-step-by-step%2F" office:target-frame-name="_blank" xlink:show="new" text:style-name="Internet_20_link" text:visited-style-name="Visited_20_Internet_20_Link"><text:span text:style-name="T29">Spring MVC For Beginners: Build Java Web App in 25 Steps</text:span></text:a><text:span text:style-name="T15"> is a good place to start with.</text:span></text:p>
      <text:p text:style-name="P56"/>
      <text:p text:style-name="P56"/>
      <text:p text:style-name="P56"/>
      <text:p text:style-name="P25"><text:span text:style-name="T17">What is the HTTP status return code for a successful DELETE statement? </text:span><text:span text:style-name="T15">(</text:span><text:a xlink:type="simple" xlink:href="http://www.java67.com/2015/09/top-10-restful-web-service-interview-questions-answers.html" office:target-frame-name="_blank" xlink:show="new" text:style-name="Internet_20_link" text:visited-style-name="Visited_20_Internet_20_Link"><text:span text:style-name="T29">answer</text:span></text:a><text:span text:style-name="T15">)<text:line-break/>There is no strict rule with respect to what status code your REST API should return after a successful DELETE i.e it can return 200 Ok or 204 No Content. In general, if the DELETE operation is successful and the response body is empty return 204. If the DELETE request is successful and the response body is NOT empty, return 200</text:span></text:p>
      <text:p text:style-name="P56"/>
      <text:p text:style-name="P56"/>
      <text:p text:style-name="P56"/>
      <text:p text:style-name="P25"><text:span text:style-name="T17">Where do you need @EnableWebMVC? </text:span><text:span text:style-name="T15">(answer)<text:line-break/>The @EnableWebMvc annotation is required to enable Spring MVC when Java configuration is used to configure Spring MVC instead of XML. It is equivalent to &lt;mvc: annotation-driven&gt;  in XML configuration.<text:line-break/><text:line-break/>It enables support for @Controller-annotated classes that use @RequestMapping to map incoming requests to handler methods not already familiar with Spring's support for Java configuration, </text:span><text:a xlink:type="simple" xlink:href="https://click.linksynergy.com/fs-bin/click?id=JVFxdTr9V80&amp;subid=0&amp;offerid=323058.1&amp;type=10&amp;tmpid=14538&amp;RD_PARM1=https%3A%2F%2Fwww.udemy.com%2Fspring-tutorial-for-beginners%2F" office:target-frame-name="_blank" xlink:show="new" text:style-name="Internet_20_link" text:visited-style-name="Visited_20_Internet_20_Link"><text:span text:style-name="T29">Spring Master Class</text:span></text:a><text:span text:style-name="T15"> on Udemy is a good place to start.<text:line-break/></text:span></text:p>
      <text:p text:style-name="P56"/>
      <text:p text:style-name="P56"/>
      <text:p text:style-name="P29"><text:span text:style-name="T17">When do you need @ResponseStatus annotation in Spring MVC? </text:span><text:span text:style-name="T15">(</text:span><text:a xlink:type="simple" xlink:href="http://javarevisited.blogspot.sg/2018/01/7-reasons-for-using-spring-to-develop-RESTful-web-service.html#axzz55a8rTeu7" office:target-frame-name="_blank" xlink:show="new" text:style-name="Internet_20_link" text:visited-style-name="Visited_20_Internet_20_Link"><text:span text:style-name="T29">answer</text:span></text:a><text:span text:style-name="T15">)</text:span></text:p>
      <text:p text:style-name="P28"><text:span text:style-name="T15">A good questions for 3 to 5 years experienced spring developers. The @ResponseStatus annotation is required during error handling in Spring MVC and REST. Normally when an error or exception is thrown at server side, web server return a blanket HTTP status code 500 - Internal server error.</text:span><text:line-break/><text:line-break/><text:span text:style-name="T15">This may work for a human user but not for REST clients. You need to send them proper status code e.g. 404 if the resource is not found. That's where you can use </text:span><text:span text:style-name="T20">@ResponseStatus</text:span><text:span text:style-name="T19"> </text:span><text:span text:style-name="T15">annotation, which allows you to send custom HTTP status code along </text:span><text:soft-page-break/><text:span text:style-name="T15">with proper error message in case of Exception.</text:span><text:line-break/><text:line-break/><text:span text:style-name="T15">In order to use it, you can create custom exceptions and annotated them using </text:span><text:span text:style-name="T20">@ResponseStatus</text:span><text:span text:style-name="T19"> </text:span><text:span text:style-name="T15">annotation and proper HTTP status code and reason.</text:span><text:line-break/><text:line-break/><text:span text:style-name="T15">When such exceptions are thrown from controller's handler methods and not handled anywhere else, then appropriate HTTP response with the proper HTTP status code, which you have set is sent to the client.</text:span><text:line-break/><text:line-break/><text:span text:style-name="T15">For example, if you are writing a RESTful Web Service for a library which provides book information then you can use </text:span><text:span text:style-name="T20">@ResponseStatus</text:span><text:span text:style-name="T19"> </text:span><text:span text:style-name="T15">to create Exception which returns HTTP response code 404 when a book is not found instead of Internal Server Error (500), as shown below:</text:span><text:line-break/><text:line-break/><text:span text:style-name="T19"> </text:span><text:span text:style-name="T20">@ResponseStatus(value=HttpStatus.NOT_FOUND, reason="No such Book")  // 404</text:span><text:line-break/><text:span text:style-name="T19"> </text:span><text:span text:style-name="T20">public class BookNotFoundException extends RuntimeException {</text:span><text:line-break/><text:span text:style-name="T19">     </text:span><text:span text:style-name="T20">// ...</text:span><text:line-break/><text:span text:style-name="T19"> </text:span><text:span text:style-name="T20">}</text:span><text:line-break/><text:line-break/><text:span text:style-name="T15">If this Exception is thrown from any handler method then HTTP error code 404 with reason "No such Book" will be returned to the client.</text:span><text:line-break/></text:p>
      <text:p text:style-name="P39"/>
      <text:p text:style-name="P39"/>
      <text:p text:style-name="P39"/>
      <text:p text:style-name="P40"><text:span text:style-name="T17">Is REST secure? What can you do to secure it? </text:span><text:span text:style-name="T15">(</text:span><text:a xlink:type="simple" xlink:href="http://www.java67.com/2017/04/3-great-books-to-learn-java-web-services-soap-and-restful.html" office:target-frame-name="_blank" xlink:show="new" text:style-name="Internet_20_link" text:visited-style-name="Visited_20_Internet_20_Link"><text:span text:style-name="T29">answer</text:span></text:a><text:span text:style-name="T15">)<text:line-break/>This question is mostly asked with experienced Java programmers e.g. 2 to 5 years experience with both REST and Spring. Security is a broad term, it could mean security of message which is provided by encryption or access restriction which is provided using authentication and authorization. REST is normally not secure but you can secure it by using Spring security.<text:line-break/><text:line-break/>At the very least you can enable HTTP basic authentication by using HTTP in your Spring security configuration file. Similarly, you can expose your REST API using</text:span><text:a xlink:type="simple" xlink:href="http://javarevisited.blogspot.sg/2013/07/how-ssl-https-and-certificates-works-in-java-web-application.html" office:target-frame-name="_blank" xlink:show="new" text:style-name="Internet_20_link" text:visited-style-name="Visited_20_Internet_20_Link"><text:span text:style-name="T29"> HTTPS</text:span></text:a><text:span text:style-name="T15"> if the </text:span></text:p>
      <text:p text:style-name="P40"><text:span text:style-name="T15">underlying server supports HTTPS.</text:span></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oft-page-break/><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57"><text:span text:style-name="T52">Programming patterns are good ideas (something bigger than code) that can be used over and over again in programming projects. The MVC pattern is a good way to think about writing all GUI applications: it separates the application into three main classes that interact with each other to coordinate the entire application.</text:span></text:p>
      <text:p text:style-name="P44">Model: This class is the bridge between the control and the view. The user activates a control, which calls a method in the model to tell it to change state; after it does so, it notifies the view that its state has changed (at which point the view calls other methods in the model that supply it with the information it displays). The model initiates no actions: it accepts commands from the controller and processes them. One can use the same model with many different view/controller classes: one might allow the user a much easier way to interact with the application.</text:p>
      <text:p text:style-name="P44">View: This class coordinates the appearance of the GUI. It decides where all the controls and displays go (labels, text fields, buttons, etc.) When notified by the model that the model has changed its state, the view redisplays itself by calling methods in the model that return all the information that the view must display. A view class is typically long and boring from a programming perspective, because it contains lots of specifics about how the GUI looks (things like fonts, sizes, foreground/background colors, and the placement of its components requires lots of details). Writing one involves understanding lots of classes from the standard Java library and inheritance.</text:p>
      <text:p text:style-name="P44">Controller: This class collects together all the controls in the GUI. Whenever the user activates a control, it calls a method in the Model to tell it to change its state appropriately. The listeners specified in the Controller are complicated (but small) chunks of Java code that detect an action by the user and call the method in the Model that takes care of that action. Writing controllers involves understanding lots of classes from the standard Java library and inheritance.</text:p>
      <text:p text:style-name="P44">Using the MVC pattern for a tiny GUI application is overkill: it would probably be harder to understand a GUI written this way, compared to writing it as one big class that has all the necessary code. But as GUI applications get even a bit bigger, partitioning their code into these three classes allows us to keep the complexity of each class small enough to manage easily (remember: divide and conquer). Such a division also makes testing and debugging easier, as well as adding new features: to do so, we typically edit just one of these classes, or make small related changes in all three. These classes each encapsulate a different aspect of the GUI; when modifying code we start by asking ourselves what aspect do we need to change. Even relatively small GUI applications, like the ones that we will study this semester, will be easier to understand if they follow the MVC pattern (once you get some experience using this pattern).</text:p>
      <text:p text:style-name="P44">Finally, a tiny main method in the Application class coordinates this pattern by creating objects from each of these three classes, and then calling some special methods in each object to allow it to access the other objects it needs to call methods on. The main method then starts the GUI and disappears: the GUI stays <text:soft-page-break/>around even after the main method has terminated. The main body is typically under a dozen lines of code, and every main method controlling an application written via the MVC pattern looks similar to every other one.</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0"><text:span text:style-name="T15"/></text:p>
      <text:p text:style-name="P41"><text:span text:style-name="T15"/></text:p>
      <text:p text:style-name="P58"><text:span text:style-name="T52">Model class is a class which represents data object which can be used for transferring data in java application. It encapsulates direct access to data in object and ensures all data in object is accessed via getter methods.</text:span></text:p>
      <text:p text:style-name="P44">Even one can think model class can represent database entities for data access using ORM frameworks.</text:p>
      <text:p text:style-name="P45">PS:Answering this with respect to MVC pattern</text:p>
      <text:p text:style-name="P4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Lucida Console', 'DejaVu Sans Mono', Monaco, 'Courier New', monospace"/>
    <style:font-face style:name="Consolas1" svg:font-family="Consolas, Monaco, 'Andale Mono', 'Ubuntu Mono', monospace"/>
    <style:font-face style:name="Elena" svg:font-family="Elena"/>
    <style:font-face style:name="Linux Libertine" svg:font-family="'Linux Libertine', Georgia, Times, serif"/>
    <style:font-face style:name="Lohit Devanagari1" svg:font-family="'Lohit Devanagari'"/>
    <style:font-face style:name="Source Sans Pro" svg:font-family="'Source Sans Pro', Arial, sans-serif"/>
    <style:font-face style:name="Work Sans" svg:font-family="'Work Sans', sans-serif"/>
    <style:font-face style:name="apple-system" svg:font-family="apple-system, BlinkMacSystemFont, 'Segoe UI', Roboto, Oxygen-Sans, Ubuntu, Cantarell, 'Helvetica Neue', sans-serif"/>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5:10:38.440229147</meta:creation-date>
    <meta:editing-duration>PT18H24M5S</meta:editing-duration>
    <meta:editing-cycles>28</meta:editing-cycles>
    <meta:generator>LibreOffice/6.0.7.3$Linux_X86_64 LibreOffice_project/00m0$Build-3</meta:generator>
    <dc:date>2020-01-07T15:52:09.168778271</dc:date>
    <meta:document-statistic meta:table-count="1" meta:image-count="0" meta:object-count="0" meta:page-count="20" meta:paragraph-count="208" meta:word-count="4222" meta:character-count="25499" meta:non-whitespace-character-count="21515"/>
  </office:meta>
</office:document-meta>
</file>